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D000000A8FBBA14986F49A323.png" manifest:media-type="image/png"/>
  <manifest:file-entry manifest:full-path="Pictures/100002010000023F000003E9F07CF8CA228A7001.png" manifest:media-type="image/png"/>
  <manifest:file-entry manifest:full-path="Pictures/10000201000000BC000000F108415B7EF75DF24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solid" draw:fill-color="#be1e2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>
      <style:graphic-properties svg:stroke-width="0.1cm" svg:stroke-color="#ff3333" draw:marker-start-width="0.52cm" draw:marker-end-width="0.52cm" draw:fill="none" draw:textarea-vertical-align="middle" fo:padding-top="0.175cm" fo:padding-bottom="0.175cm" fo:padding-left="0.3cm" fo:padding-right="0.3cm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ff3333" draw:marker-start-width="0.5cm" draw:marker-end-width="0.5cm" draw:fill="none" draw:fill-color="#66ccff" draw:textarea-vertical-align="middle" fo:padding-top="0.175cm" fo:padding-bottom="0.175cm" fo:padding-left="0.3cm" fo:padding-right="0.3cm"/>
    </style:style>
    <style:style style:name="gr11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>
      <style:graphic-properties svg:stroke-color="#ff00cc" draw:fill="none" draw:textarea-vertical-align="middle"/>
    </style:style>
    <style:style style:name="gr15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185cm" draw:marker-start-center="false" draw:marker-end="" draw:marker-end-width="0.185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185cm" draw:marker-start-center="false" draw:marker-end="" draw:marker-end-width="0.185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185cm" draw:marker-start-center="false" draw:marker-end="" draw:marker-end-width="0.185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185cm" draw:marker-start-center="false" draw:marker-end="" draw:marker-end-width="0.18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>
      <style:graphic-properties draw:fill-color="#ffffff" draw:textarea-horizontal-align="justify" draw:textarea-vertical-align="middle" draw:auto-grow-height="false" fo:min-height="1.15cm" fo:min-width="1.5cm"/>
    </style:style>
    <style:style style:name="gr181" style:family="graphic" style:parent-style-name="objectwithoutfill">
      <style:graphic-properties svg:stroke-color="#ff3333" draw:fill="none" draw:textarea-vertical-align="middle"/>
    </style:style>
    <style:style style:name="gr182" style:family="graphic" style:parent-style-name="objectwithoutfill">
      <style:graphic-properties draw:fill="none" draw:textarea-vertical-align="middle"/>
    </style:style>
    <style:style style:name="gr183" style:family="graphic" style:parent-style-name="objectwithoutfill">
      <style:graphic-properties svg:stroke-width="0.05cm" svg:stroke-color="#6633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4" style:family="graphic" style:parent-style-name="objectwithoutfill">
      <style:graphic-properties svg:stroke-width="0.05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5" style:family="graphic" style:parent-style-name="objectwithoutfill">
      <style:graphic-properties svg:stroke-color="#6666ff" draw:fill="none" draw:textarea-vertical-align="middl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188" style:family="graphic" style:parent-style-name="objectwithoutfill">
      <style:graphic-properties svg:stroke-color="#9900ff" draw:fill="none" draw:textarea-vertical-align="middle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>
      <style:graphic-properties svg:stroke-width="0.1cm" svg:stroke-color="#ff3333" draw:marker-start-width="0.515cm" draw:marker-end-width="0.515cm" draw:fill="none" draw:textarea-vertical-align="middle" fo:padding-top="0.175cm" fo:padding-bottom="0.175cm" fo:padding-left="0.3cm" fo:padding-right="0.3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e1e2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66ccff"/>
      <style:paragraph-properties fo:text-align="center"/>
    </style:style>
    <style:style style:name="P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1.936cm" svg:y="-5cm"/>
          <draw:glue-point draw:id="5" svg:x="-1.121cm" svg:y="-3cm"/>
          <draw:glue-point draw:id="6" svg:x="-4.182cm" svg:y="-1cm"/>
          <draw:glue-point draw:id="7" svg:x="-4.182cm" svg:y="0.865cm"/>
          <draw:glue-point draw:id="8" svg:x="-4.182cm" svg:y="3cm"/>
          <draw:glue-point draw:id="9" svg:x="-2.958cm" svg:y="3.8cm"/>
          <draw:glue-point draw:id="10" svg:x="-1.121cm" svg:y="5cm"/>
          <draw:glue-point draw:id="11" svg:x="2.141cm" svg:y="2.865cm"/>
          <draw:glue-point draw:id="12" svg:x="4.997cm" svg:y="1cm"/>
          <draw:glue-point draw:id="13" svg:x="4.997cm" svg:y="-1cm"/>
          <draw:glue-point draw:id="14" svg:x="4.997cm" svg:y="-3cm"/>
          <draw:glue-point draw:id="15" svg:x="3.16cm" svg:y="-4.2cm"/>
          <draw:glue-point draw:id="16" svg:x="3.773cm" svg:y="-3.265cm"/>
          <draw:glue-point draw:id="17" svg:x="-0.917cm" svg:y="-0.2cm"/>
          <draw:path draw:style-name="gr1" draw:text-style-name="P1" draw:layer="layout" svg:width="1.433cm" svg:height="0.82cm" svg:x="14.4cm" svg:y="17.379cm" svg:viewBox="0 0 1434 821" svg:d="M1434 821c-207 0-1434-485-1434-597s95-224 302-224c0 112 1132 635 1132 821z">
            <text:p/>
          </draw:path>
          <draw:g>
            <draw:polygon draw:style-name="gr2" draw:text-style-name="P2" draw:layer="layout" svg:width="2.265cm" svg:height="2.239cm" svg:x="15.834cm" svg:y="15.96cm" svg:viewBox="0 0 2266 2240" draw:points="2266,1120 2266,0 0,1120 0,2240">
              <text:p/>
            </draw:polygon>
            <draw:polygon draw:style-name="gr3" draw:text-style-name="P3" draw:layer="layout" svg:width="1.131cm" svg:height="1.679cm" svg:x="14.702cm" svg:y="16.52cm" svg:viewBox="0 0 1132 1680" draw:points="1132,1680 1132,560 0,0 0,1120">
              <text:p/>
            </draw:polygon>
            <draw:polygon draw:style-name="gr4" draw:text-style-name="P4" draw:layer="layout" svg:width="3.397cm" svg:height="1.679cm" svg:x="14.702cm" svg:y="15.4cm" svg:viewBox="0 0 3398 1680" draw:points="1132,1680 3398,560 2266,0 0,1120">
              <text:p/>
            </draw:polygon>
            <draw:polygon draw:style-name="gr5" draw:text-style-name="P5" draw:layer="layout" svg:width="3.397cm" svg:height="2.799cm" svg:x="14.702cm" svg:y="15.4cm" svg:viewBox="0 0 3398 2800" draw:points="3398,1680 3398,560 2266,0 0,1120 0,2240 1132,2800">
              <text:p/>
            </draw:polygon>
            <draw:polygon draw:style-name="gr6" draw:text-style-name="P6" draw:layer="layout" svg:width="0.603cm" svg:height="0.634cm" svg:x="17.345cm" svg:y="16.184cm" svg:viewBox="0 0 604 635" draw:points="604,336 604,0 0,299 0,635">
              <text:p/>
            </draw:polygon>
            <draw:polygon draw:style-name="gr7" draw:text-style-name="P7" draw:layer="layout" svg:width="0.527cm" svg:height="0.26cm" svg:x="15.608cm" svg:y="16.707cm" svg:viewBox="0 0 528 261" draw:points="226,261 528,112 302,0 0,149">
              <text:p/>
            </draw:polygon>
            <draw:polygon draw:style-name="gr8" draw:text-style-name="P8" draw:layer="layout" svg:width="0.15cm" svg:height="0.26cm" svg:x="15.834cm" svg:y="16.632cm" svg:viewBox="0 0 151 261" draw:points="151,187 151,0 0,75 0,261">
              <text:p/>
            </draw:polygon>
            <draw:polygon draw:style-name="gr9" draw:text-style-name="P8" draw:layer="layout" svg:width="0.074cm" svg:height="0.223cm" svg:x="15.759cm" svg:y="16.669cm" svg:viewBox="0 0 75 224" draw:points="75,224 75,37 0,0 0,187">
              <text:p/>
            </draw:polygon>
            <draw:polygon draw:style-name="gr10" draw:text-style-name="P8" draw:layer="layout" svg:width="0.225cm" svg:height="0.111cm" svg:x="15.759cm" svg:y="16.595cm" svg:viewBox="0 0 226 112" draw:points="226,37 151,0 0,75 75,112">
              <text:p/>
            </draw:polygon>
            <draw:polygon draw:style-name="gr11" draw:text-style-name="P9" draw:layer="layout" svg:width="0.527cm" svg:height="0.26cm" svg:x="17.346cm" svg:y="15.848cm" svg:viewBox="0 0 528 261" draw:points="226,261 528,112 302,0 0,149">
              <text:p/>
            </draw:polygon>
            <draw:polygon draw:style-name="gr12" draw:text-style-name="P8" draw:layer="layout" svg:width="0.15cm" svg:height="0.26cm" svg:x="17.572cm" svg:y="15.774cm" svg:viewBox="0 0 151 261" draw:points="151,187 151,0 0,75 0,261">
              <text:p/>
            </draw:polygon>
            <draw:polygon draw:style-name="gr13" draw:text-style-name="P8" draw:layer="layout" svg:width="0.074cm" svg:height="0.223cm" svg:x="17.497cm" svg:y="15.811cm" svg:viewBox="0 0 75 224" draw:points="75,224 75,37 0,0 0,187">
              <text:p/>
            </draw:polygon>
            <draw:polygon draw:style-name="gr14" draw:text-style-name="P8" draw:layer="layout" svg:width="0.225cm" svg:height="0.111cm" svg:x="17.497cm" svg:y="15.736cm" svg:viewBox="0 0 226 112" draw:points="226,37 151,0 0,75 75,112">
              <text:p/>
            </draw:polygon>
          </draw:g>
        </draw:g>
        <draw:g>
          <draw:glue-point draw:id="4" svg:x="0.885cm" svg:y="-4.998cm"/>
          <draw:glue-point draw:id="5" svg:x="2.746cm" svg:y="-3.306cm"/>
          <draw:glue-point draw:id="6" svg:x="4.803cm" svg:y="-1.526cm"/>
          <draw:glue-point draw:id="7" svg:x="4.803cm" svg:y="-1.159cm"/>
          <draw:glue-point draw:id="8" svg:x="4.803cm" svg:y="-0.698cm"/>
          <draw:glue-point draw:id="9" svg:x="1.864cm" svg:y="2.149cm"/>
          <draw:glue-point draw:id="10" svg:x="-1.071cm" svg:y="4.998cm"/>
          <draw:glue-point draw:id="11" svg:x="-3.03cm" svg:y="3.216cm"/>
          <draw:glue-point draw:id="12" svg:x="-4.989cm" svg:y="1.435cm"/>
          <draw:glue-point draw:id="13" svg:x="-4.989cm" svg:y="1.066cm"/>
          <draw:glue-point draw:id="14" svg:x="-4.989cm" svg:y="0.698cm"/>
          <draw:glue-point draw:id="15" svg:x="-1.953cm" svg:y="-2.242cm"/>
          <draw:path draw:style-name="gr15" draw:text-style-name="P10" draw:layer="layout" svg:width="6.086cm" svg:height="2.624cm" draw:transform="skewX (0.0137881010907552) rotate (0.0136135681655558) translate (6.11909309485471cm 3.27964386281456cm)" svg:viewBox="0 0 6087 2625" svg:d="M1 2625c269 0 6077-2333 6077-2417 0-83 73-208-196-208 0 125-5983 2208-5881 2625z">
            <text:p/>
          </draw:path>
          <draw:g>
            <draw:glue-point draw:id="4" svg:x="1cm" svg:y="-4.998cm"/>
            <draw:glue-point draw:id="5" svg:x="2.9cm" svg:y="-3.304cm"/>
            <draw:glue-point draw:id="6" svg:x="5cm" svg:y="-1.433cm"/>
            <draw:glue-point draw:id="7" svg:x="5cm" svg:y="-1.064cm"/>
            <draw:glue-point draw:id="8" svg:x="5cm" svg:y="-0.695cm"/>
            <draw:glue-point draw:id="9" svg:x="2cm" svg:y="2.149cm"/>
            <draw:glue-point draw:id="10" svg:x="-1cm" svg:y="5.001cm"/>
            <draw:glue-point draw:id="11" svg:x="-3cm" svg:y="3.216cm"/>
            <draw:glue-point draw:id="12" svg:x="-5cm" svg:y="1.435cm"/>
            <draw:glue-point draw:id="13" svg:x="-5cm" svg:y="1.066cm"/>
            <draw:glue-point draw:id="14" svg:x="-5cm" svg:y="0.698cm"/>
            <draw:glue-point draw:id="15" svg:x="-2cm" svg:y="-2.147cm"/>
            <draw:polygon draw:style-name="gr16" draw:text-style-name="P11" draw:layer="layout" svg:width="3.919cm" svg:height="1.998cm" draw:transform="skewX (0.0134390352403563) rotate (0.0134390352403563) translate (2.2cm 4cm)" svg:viewBox="0 0 3920 1999" draw:points="0,334 0,0 3920,1666 3920,1999">
              <text:p/>
            </draw:polygon>
            <draw:polygon draw:style-name="gr17" draw:text-style-name="P12" draw:layer="layout" svg:width="9.8cm" svg:height="4.165cm" draw:transform="skewX (0.0136135681655558) rotate (0.0136135681655558) translate (2.2cm 1.5cm)" svg:viewBox="0 0 9801 4166" draw:points="3920,4166 0,2500 5881,0 9801,1667">
              <text:p/>
            </draw:polygon>
            <draw:polygon draw:style-name="gr18" draw:text-style-name="P13" draw:layer="layout" svg:width="5.88cm" svg:height="2.832cm" draw:transform="skewX (0.0137881010907552) rotate (0.0136135681655558) translate (6.12007309365732cm 3.11363052070982cm)" svg:viewBox="0 0 5881 2833" draw:points="0,2833 0,2500 5881,0 5881,334">
              <text:p/>
            </draw:polygon>
            <draw:polygon draw:style-name="gr19" draw:text-style-name="P5" draw:layer="layout" svg:width="9.8cm" svg:height="4.499cm" draw:transform="skewX (0.0136135681655558) rotate (0.0136135681655558) translate (2.2cm 1.5cm)" svg:viewBox="0 0 9801 4500" draw:points="5881,0 9801,1667 9801,2000 3920,4500 0,2833 0,2500">
              <text:p/>
            </draw:polygon>
            <draw:g>
              <draw:polygon draw:style-name="gr20" draw:text-style-name="P14" draw:layer="layout" svg:width="1.567cm" svg:height="0.666cm" draw:transform="skewX (0.0134390352403563) rotate (0.0134390352403563) translate (5.33670931557929cm 4.87314160381537cm)" svg:viewBox="0 0 1568 667" draw:points="0,292 686,0 882,0 1568,292 1568,375 882,667 686,667 0,375">
                <text:p/>
              </draw:polygon>
              <draw:line draw:style-name="gr21" draw:text-style-name="P15" draw:layer="layout" svg:x1="5.434cm" svg:y1="5.289cm" svg:x2="6.316cm" svg:y2="4.902cm">
                <text:p/>
              </draw:line>
              <draw:line draw:style-name="gr22" draw:text-style-name="P15" draw:layer="layout" svg:x1="5.924cm" svg:y1="5.491cm" svg:x2="6.806cm" svg:y2="5.104cm">
                <text:p/>
              </draw:line>
            </draw:g>
            <draw:g>
              <draw:polygon draw:style-name="gr23" draw:text-style-name="P14" draw:layer="layout" svg:width="1.567cm" svg:height="0.666cm" draw:transform="skewX (0.0134390352403563) rotate (0.0139626340159546) translate (4.35560399543531cm 4.47089227609841cm)" svg:viewBox="0 0 1568 667" draw:points="0,292 686,0 882,0 1568,292 1568,375 882,667 686,667 0,375">
                <text:p/>
              </draw:polygon>
              <draw:line draw:style-name="gr24" draw:text-style-name="P15" draw:layer="layout" svg:x1="4.455cm" svg:y1="4.886cm" svg:x2="5.337cm" svg:y2="4.499cm">
                <text:p/>
              </draw:line>
              <draw:line draw:style-name="gr25" draw:text-style-name="P15" draw:layer="layout" svg:x1="4.944cm" svg:y1="5.088cm" svg:x2="5.826cm" svg:y2="4.701cm">
                <text:p/>
              </draw:line>
            </draw:g>
            <draw:g>
              <draw:polygon draw:style-name="gr26" draw:text-style-name="P14" draw:layer="layout" svg:width="1.567cm" svg:height="0.666cm" draw:transform="skewX (0.0134390352403563) rotate (0.0134390352403563) translate (2.39598183801515cm 3.66417787111505cm)" svg:viewBox="0 0 1568 667" draw:points="0,292 686,0 882,0 1568,292 1568,375 882,667 686,667 0,375">
                <text:p/>
              </draw:polygon>
              <draw:line draw:style-name="gr27" draw:text-style-name="P15" draw:layer="layout" svg:x1="2.494cm" svg:y1="4.079cm" svg:x2="3.376cm" svg:y2="3.692cm">
                <text:p/>
              </draw:line>
              <draw:line draw:style-name="gr28" draw:text-style-name="P15" draw:layer="layout" svg:x1="2.984cm" svg:y1="4.281cm" svg:x2="3.866cm" svg:y2="3.894cm">
                <text:p/>
              </draw:line>
            </draw:g>
            <draw:g>
              <draw:polygon draw:style-name="gr29" draw:text-style-name="P14" draw:layer="layout" svg:width="1.567cm" svg:height="0.666cm" draw:transform="skewX (0.0134390352403563) rotate (0.0134390352403563) translate (6.31561859831825cm 4.44381433224571cm)" svg:viewBox="0 0 1568 667" draw:points="0,292 686,0 882,0 1568,292 1568,375 882,667 686,667 0,375">
                <text:p/>
              </draw:polygon>
              <draw:line draw:style-name="gr30" draw:text-style-name="P15" draw:layer="layout" svg:x1="6.415cm" svg:y1="4.86cm" svg:x2="7.297cm" svg:y2="4.473cm">
                <text:p/>
              </draw:line>
              <draw:line draw:style-name="gr31" draw:text-style-name="P15" draw:layer="layout" svg:x1="6.905cm" svg:y1="5.061cm" svg:x2="7.787cm" svg:y2="4.674cm">
                <text:p/>
              </draw:line>
            </draw:g>
            <draw:g>
              <draw:polygon draw:style-name="gr32" draw:text-style-name="P14" draw:layer="layout" svg:width="1.567cm" svg:height="0.666cm" draw:transform="skewX (0.0134390352403563) rotate (0.0134390352403563) translate (5.33670931557929cm 4.04014160381537cm)" svg:viewBox="0 0 1568 667" draw:points="0,292 686,0 882,0 1568,292 1568,375 882,667 686,667 0,375">
                <text:p/>
              </draw:polygon>
              <draw:line draw:style-name="gr33" draw:text-style-name="P15" draw:layer="layout" svg:x1="5.434cm" svg:y1="4.456cm" svg:x2="6.316cm" svg:y2="4.069cm">
                <text:p/>
              </draw:line>
              <draw:line draw:style-name="gr34" draw:text-style-name="P15" draw:layer="layout" svg:x1="5.924cm" svg:y1="4.657cm" svg:x2="6.806cm" svg:y2="4.27cm">
                <text:p/>
              </draw:line>
            </draw:g>
            <draw:g>
              <draw:polygon draw:style-name="gr35" draw:text-style-name="P14" draw:layer="layout" svg:width="1.567cm" svg:height="0.666cm" draw:transform="skewX (0.0134390352403563) rotate (0.0134390352403563) translate (3.37689093542774cm 3.23382337325004cm)" svg:viewBox="0 0 1568 667" draw:points="0,292 686,0 882,0 1568,292 1568,375 882,667 686,667 0,375">
                <text:p/>
              </draw:polygon>
              <draw:line draw:style-name="gr36" draw:text-style-name="P15" draw:layer="layout" svg:x1="3.474cm" svg:y1="3.65cm" svg:x2="4.356cm" svg:y2="3.263cm">
                <text:p/>
              </draw:line>
              <draw:line draw:style-name="gr37" draw:text-style-name="P15" draw:layer="layout" svg:x1="3.964cm" svg:y1="3.851cm" svg:x2="4.846cm" svg:y2="3.464cm">
                <text:p/>
              </draw:line>
            </draw:g>
            <draw:g>
              <draw:polygon draw:style-name="gr38" draw:text-style-name="P14" draw:layer="layout" svg:width="1.567cm" svg:height="0.666cm" draw:transform="skewX (0.0134390352403563) rotate (0.0139626340159546) translate (7.29633147299944cm 4.01385600879874cm)" svg:viewBox="0 0 1568 667" draw:points="0,292 686,0 882,0 1568,292 1568,375 882,667 686,667 0,375">
                <text:p/>
              </draw:polygon>
              <draw:line draw:style-name="gr39" draw:text-style-name="P15" draw:layer="layout" svg:x1="7.394cm" svg:y1="4.429cm" svg:x2="8.276cm" svg:y2="4.042cm">
                <text:p/>
              </draw:line>
              <draw:line draw:style-name="gr40" draw:text-style-name="P15" draw:layer="layout" svg:x1="7.884cm" svg:y1="4.631cm" svg:x2="8.766cm" svg:y2="4.244cm">
                <text:p/>
              </draw:line>
            </draw:g>
            <draw:g>
              <draw:polygon draw:style-name="gr41" draw:text-style-name="P14" draw:layer="layout" svg:width="1.567cm" svg:height="0.666cm" draw:transform="skewX (0.0134390352403563) rotate (0.0134390352403563) translate (6.31561859831825cm 3.61081433224571cm)" svg:viewBox="0 0 1568 667" draw:points="0,292 686,0 882,0 1568,292 1568,375 882,667 686,667 0,375">
                <text:p/>
              </draw:polygon>
              <draw:line draw:style-name="gr42" draw:text-style-name="P15" draw:layer="layout" svg:x1="6.415cm" svg:y1="4.026cm" svg:x2="7.297cm" svg:y2="3.639cm">
                <text:p/>
              </draw:line>
              <draw:line draw:style-name="gr43" draw:text-style-name="P15" draw:layer="layout" svg:x1="6.905cm" svg:y1="4.228cm" svg:x2="7.787cm" svg:y2="3.841cm">
                <text:p/>
              </draw:line>
            </draw:g>
            <draw:g>
              <draw:polygon draw:style-name="gr44" draw:text-style-name="P14" draw:layer="layout" svg:width="1.567cm" svg:height="0.666cm" draw:transform="skewX (0.0134390352403563) rotate (0.0139626340159546) translate (4.35560399543531cm 2.80389227609841cm)" svg:viewBox="0 0 1568 667" draw:points="0,292 686,0 882,0 1568,292 1568,375 882,667 686,667 0,375">
                <text:p/>
              </draw:polygon>
              <draw:line draw:style-name="gr45" draw:text-style-name="P15" draw:layer="layout" svg:x1="4.455cm" svg:y1="3.219cm" svg:x2="5.337cm" svg:y2="2.832cm">
                <text:p/>
              </draw:line>
              <draw:line draw:style-name="gr46" draw:text-style-name="P15" draw:layer="layout" svg:x1="4.944cm" svg:y1="3.421cm" svg:x2="5.826cm" svg:y2="3.034cm">
                <text:p/>
              </draw:line>
            </draw:g>
            <draw:g>
              <draw:polygon draw:style-name="gr47" draw:text-style-name="P14" draw:layer="layout" svg:width="1.567cm" svg:height="0.666cm" draw:transform="skewX (0.0134390352403563) rotate (0.0134390352403563) translate (8.27643688580661cm 3.58411894966337cm)" svg:viewBox="0 0 1568 667" draw:points="0,292 686,0 882,0 1568,292 1568,375 882,667 686,667 0,375">
                <text:p/>
              </draw:polygon>
              <draw:line draw:style-name="gr48" draw:text-style-name="P15" draw:layer="layout" svg:x1="8.374cm" svg:y1="3.999cm" svg:x2="9.256cm" svg:y2="3.612cm">
                <text:p/>
              </draw:line>
              <draw:line draw:style-name="gr49" draw:text-style-name="P15" draw:layer="layout" svg:x1="8.864cm" svg:y1="4.201cm" svg:x2="9.746cm" svg:y2="3.814cm">
                <text:p/>
              </draw:line>
            </draw:g>
            <draw:g>
              <draw:polygon draw:style-name="gr50" draw:text-style-name="P14" draw:layer="layout" svg:width="1.567cm" svg:height="0.666cm" draw:transform="skewX (0.0134390352403563) rotate (0.0139626340159546) translate (7.29633147299944cm 3.18085600879874cm)" svg:viewBox="0 0 1568 667" draw:points="0,292 686,0 882,0 1568,292 1568,375 882,667 686,667 0,375">
                <text:p/>
              </draw:polygon>
              <draw:line draw:style-name="gr51" draw:text-style-name="P15" draw:layer="layout" svg:x1="7.394cm" svg:y1="3.596cm" svg:x2="8.276cm" svg:y2="3.209cm">
                <text:p/>
              </draw:line>
              <draw:line draw:style-name="gr52" draw:text-style-name="P15" draw:layer="layout" svg:x1="7.884cm" svg:y1="3.798cm" svg:x2="8.766cm" svg:y2="3.411cm">
                <text:p/>
              </draw:line>
            </draw:g>
            <draw:g>
              <draw:polygon draw:style-name="gr53" draw:text-style-name="P14" draw:layer="layout" svg:width="1.567cm" svg:height="0.666cm" draw:transform="skewX (0.0134390352403563) rotate (0.0134390352403563) translate (5.33670931557929cm 2.37414160381537cm)" svg:viewBox="0 0 1568 667" draw:points="0,292 686,0 882,0 1568,292 1568,375 882,667 686,667 0,375">
                <text:p/>
              </draw:polygon>
              <draw:line draw:style-name="gr54" draw:text-style-name="P15" draw:layer="layout" svg:x1="5.434cm" svg:y1="2.789cm" svg:x2="6.316cm" svg:y2="2.402cm">
                <text:p/>
              </draw:line>
              <draw:line draw:style-name="gr55" draw:text-style-name="P15" draw:layer="layout" svg:x1="5.924cm" svg:y1="2.99cm" svg:x2="6.806cm" svg:y2="2.603cm">
                <text:p/>
              </draw:line>
            </draw:g>
            <draw:g>
              <draw:polygon draw:style-name="gr56" draw:text-style-name="P14" draw:layer="layout" svg:width="1.567cm" svg:height="0.666cm" draw:transform="skewX (0.0134390352403563) rotate (0.0134390352403563) translate (9.25634607588238cm 3.15377806494604cm)" svg:viewBox="0 0 1568 667" draw:points="0,292 686,0 882,0 1568,292 1568,375 882,667 686,667 0,375">
                <text:p/>
              </draw:polygon>
              <draw:line draw:style-name="gr57" draw:text-style-name="P15" draw:layer="layout" svg:x1="9.354cm" svg:y1="3.57cm" svg:x2="10.236cm" svg:y2="3.183cm">
                <text:p/>
              </draw:line>
              <draw:line draw:style-name="gr58" draw:text-style-name="P15" draw:layer="layout" svg:x1="9.844cm" svg:y1="3.771cm" svg:x2="10.726cm" svg:y2="3.384cm">
                <text:p/>
              </draw:line>
            </draw:g>
            <draw:g>
              <draw:polygon draw:style-name="gr59" draw:text-style-name="P14" draw:layer="layout" svg:width="1.567cm" svg:height="0.666cm" draw:transform="skewX (0.0134390352403563) rotate (0.0134390352403563) translate (8.27643688580661cm 2.75011894966337cm)" svg:viewBox="0 0 1568 667" draw:points="0,292 686,0 882,0 1568,292 1568,375 882,667 686,667 0,375">
                <text:p/>
              </draw:polygon>
              <draw:line draw:style-name="gr60" draw:text-style-name="P15" draw:layer="layout" svg:x1="8.374cm" svg:y1="3.166cm" svg:x2="9.256cm" svg:y2="2.779cm">
                <text:p/>
              </draw:line>
              <draw:line draw:style-name="gr61" draw:text-style-name="P15" draw:layer="layout" svg:x1="8.864cm" svg:y1="3.367cm" svg:x2="9.746cm" svg:y2="2.98cm">
                <text:p/>
              </draw:line>
            </draw:g>
            <draw:g>
              <draw:polygon draw:style-name="gr62" draw:text-style-name="P14" draw:layer="layout" svg:width="1.567cm" svg:height="0.666cm" draw:transform="skewX (0.0134390352403563) rotate (0.0134390352403563) translate (6.31561859831825cm 1.94381433224571cm)" svg:viewBox="0 0 1568 667" draw:points="0,292 686,0 882,0 1568,292 1568,375 882,667 686,667 0,375">
                <text:p/>
              </draw:polygon>
              <draw:line draw:style-name="gr63" draw:text-style-name="P15" draw:layer="layout" svg:x1="6.415cm" svg:y1="2.36cm" svg:x2="7.297cm" svg:y2="1.973cm">
                <text:p/>
              </draw:line>
              <draw:line draw:style-name="gr64" draw:text-style-name="P15" draw:layer="layout" svg:x1="6.905cm" svg:y1="2.561cm" svg:x2="7.787cm" svg:y2="2.174cm">
                <text:p/>
              </draw:line>
            </draw:g>
            <draw:g>
              <draw:polygon draw:style-name="gr65" draw:text-style-name="P14" draw:layer="layout" svg:width="1.567cm" svg:height="0.666cm" draw:transform="skewX (0.0134390352403563) rotate (0.0139626340159546) translate (10.2360590432268cm 2.72383335464674cm)" svg:viewBox="0 0 1568 667" draw:points="0,292 686,0 882,0 1568,292 1568,375 882,667 686,667 0,375">
                <text:p/>
              </draw:polygon>
              <draw:line draw:style-name="gr66" draw:text-style-name="P15" draw:layer="layout" svg:x1="10.334cm" svg:y1="3.139cm" svg:x2="11.216cm" svg:y2="2.752cm">
                <text:p/>
              </draw:line>
              <draw:line draw:style-name="gr67" draw:text-style-name="P15" draw:layer="layout" svg:x1="10.824cm" svg:y1="3.341cm" svg:x2="11.706cm" svg:y2="2.954cm">
                <text:p/>
              </draw:line>
            </draw:g>
            <draw:g>
              <draw:polygon draw:style-name="gr68" draw:text-style-name="P14" draw:layer="layout" svg:width="1.567cm" svg:height="0.666cm" draw:transform="skewX (0.0134390352403563) rotate (0.0134390352403563) translate (9.25634607588238cm 2.32077806494604cm)" svg:viewBox="0 0 1568 667" draw:points="0,292 686,0 882,0 1568,292 1568,375 882,667 686,667 0,375">
                <text:p/>
              </draw:polygon>
              <draw:line draw:style-name="gr69" draw:text-style-name="P15" draw:layer="layout" svg:x1="9.354cm" svg:y1="2.736cm" svg:x2="10.236cm" svg:y2="2.349cm">
                <text:p/>
              </draw:line>
              <draw:line draw:style-name="gr70" draw:text-style-name="P15" draw:layer="layout" svg:x1="9.844cm" svg:y1="2.937cm" svg:x2="10.726cm" svg:y2="2.55cm">
                <text:p/>
              </draw:line>
            </draw:g>
            <draw:g>
              <draw:polygon draw:style-name="gr71" draw:text-style-name="P14" draw:layer="layout" svg:width="1.567cm" svg:height="0.666cm" draw:transform="skewX (0.0134390352403563) rotate (0.0139626340159546) translate (7.29633147299944cm 1.51385600879874cm)" svg:viewBox="0 0 1568 667" draw:points="0,292 686,0 882,0 1568,292 1568,375 882,667 686,667 0,375">
                <text:p/>
              </draw:polygon>
              <draw:line draw:style-name="gr72" draw:text-style-name="P15" draw:layer="layout" svg:x1="7.394cm" svg:y1="1.929cm" svg:x2="8.276cm" svg:y2="1.542cm">
                <text:p/>
              </draw:line>
              <draw:line draw:style-name="gr73" draw:text-style-name="P15" draw:layer="layout" svg:x1="7.884cm" svg:y1="2.132cm" svg:x2="8.766cm" svg:y2="1.745cm">
                <text:p/>
              </draw:line>
            </draw:g>
            <draw:g>
              <draw:polygon draw:style-name="gr74" draw:text-style-name="P14" draw:layer="layout" svg:width="1.567cm" svg:height="0.666cm" draw:transform="skewX (0.0134390352403563) rotate (0.0134390352403563) translate (3.38489019412224cm 4.06271446806868cm)" svg:viewBox="0 0 1568 667" draw:points="0,292 686,0 882,0 1568,292 1568,375 882,667 686,667 0,375">
                <text:p/>
              </draw:polygon>
              <draw:line draw:style-name="gr75" draw:text-style-name="P15" draw:layer="layout" svg:x1="3.483cm" svg:y1="4.479cm" svg:x2="4.365cm" svg:y2="4.092cm">
                <text:p/>
              </draw:line>
              <draw:line draw:style-name="gr76" draw:text-style-name="P15" draw:layer="layout" svg:x1="3.973cm" svg:y1="4.68cm" svg:x2="4.855cm" svg:y2="4.293cm">
                <text:p/>
              </draw:line>
            </draw:g>
            <draw:g>
              <draw:polygon draw:style-name="gr77" draw:text-style-name="P14" draw:layer="layout" svg:width="1.567cm" svg:height="0.666cm" draw:transform="skewX (0.0134390352403563) rotate (0.0139626340159546) translate (4.36560306880343cm 3.63375614462171cm)" svg:viewBox="0 0 1568 667" draw:points="0,292 686,0 882,0 1568,292 1568,375 882,667 686,667 0,375">
                <text:p/>
              </draw:polygon>
              <draw:line draw:style-name="gr78" draw:text-style-name="P15" draw:layer="layout" svg:x1="4.463cm" svg:y1="4.048cm" svg:x2="5.345cm" svg:y2="3.661cm">
                <text:p/>
              </draw:line>
              <draw:line draw:style-name="gr79" draw:text-style-name="P15" draw:layer="layout" svg:x1="4.953cm" svg:y1="4.25cm" svg:x2="5.835cm" svg:y2="3.863cm">
                <text:p/>
              </draw:line>
            </draw:g>
            <draw:g>
              <draw:polygon draw:style-name="gr80" draw:text-style-name="P14" draw:layer="layout" svg:width="1.567cm" svg:height="0.666cm" draw:transform="skewX (0.0134390352403563) rotate (0.0134390352403563) translate (5.34470857427378cm 3.20303269863401cm)" svg:viewBox="0 0 1568 667" draw:points="0,292 686,0 882,0 1568,292 1568,375 882,667 686,667 0,375">
                <text:p/>
              </draw:polygon>
              <draw:line draw:style-name="gr81" draw:text-style-name="P15" draw:layer="layout" svg:x1="5.444cm" svg:y1="3.618cm" svg:x2="6.326cm" svg:y2="3.231cm">
                <text:p/>
              </draw:line>
              <draw:line draw:style-name="gr82" draw:text-style-name="P15" draw:layer="layout" svg:x1="5.934cm" svg:y1="3.82cm" svg:x2="6.816cm" svg:y2="3.433cm">
                <text:p/>
              </draw:line>
            </draw:g>
            <draw:g>
              <draw:polygon draw:style-name="gr83" draw:text-style-name="P14" draw:layer="layout" svg:width="1.567cm" svg:height="0.666cm" draw:transform="skewX (0.0134390352403563) rotate (0.0139626340159546) translate (6.32542144895498cm 2.77307437518704cm)" svg:viewBox="0 0 1568 667" draw:points="0,292 686,0 882,0 1568,292 1568,375 882,667 686,667 0,375">
                <text:p/>
              </draw:polygon>
              <draw:line draw:style-name="gr84" draw:text-style-name="P15" draw:layer="layout" svg:x1="6.423cm" svg:y1="3.189cm" svg:x2="7.305cm" svg:y2="2.802cm">
                <text:p/>
              </draw:line>
              <draw:line draw:style-name="gr85" draw:text-style-name="P15" draw:layer="layout" svg:x1="6.914cm" svg:y1="3.39cm" svg:x2="7.796cm" svg:y2="3.003cm">
                <text:p/>
              </draw:line>
            </draw:g>
            <draw:g>
              <draw:polygon draw:style-name="gr86" draw:text-style-name="P14" draw:layer="layout" svg:width="1.567cm" svg:height="0.666cm" draw:transform="skewX (0.0134390352403563) rotate (0.0134390352403563) translate (7.30452695442533cm 2.34335092919934cm)" svg:viewBox="0 0 1568 667" draw:points="0,292 686,0 882,0 1568,292 1568,375 882,667 686,667 0,375">
                <text:p/>
              </draw:polygon>
              <draw:line draw:style-name="gr87" draw:text-style-name="P15" draw:layer="layout" svg:x1="7.404cm" svg:y1="2.758cm" svg:x2="8.286cm" svg:y2="2.371cm">
                <text:p/>
              </draw:line>
              <draw:line draw:style-name="gr88" draw:text-style-name="P15" draw:layer="layout" svg:x1="7.893cm" svg:y1="2.959cm" svg:x2="8.775cm" svg:y2="2.572cm">
                <text:p/>
              </draw:line>
            </draw:g>
            <draw:g>
              <draw:polygon draw:style-name="gr89" draw:text-style-name="P14" draw:layer="layout" svg:width="1.567cm" svg:height="0.666cm" draw:transform="skewX (0.0134390352403563) rotate (0.0134390352403563) translate (8.27043744178574cm 1.9132006285494cm)" svg:viewBox="0 0 1568 667" draw:points="0,292 686,0 882,0 1568,292 1568,375 882,667 686,667 0,375">
                <text:p/>
              </draw:polygon>
              <draw:line draw:style-name="gr90" draw:text-style-name="P15" draw:layer="layout" svg:x1="8.368cm" svg:y1="2.328cm" svg:x2="9.25cm" svg:y2="1.941cm">
                <text:p/>
              </draw:line>
              <draw:line draw:style-name="gr91" draw:text-style-name="P15" draw:layer="layout" svg:x1="8.858cm" svg:y1="2.53cm" svg:x2="9.74cm" svg:y2="2.143cm">
                <text:p/>
              </draw:line>
            </draw:g>
          </draw:g>
        </draw:g>
        <draw:g>
          <draw:glue-point draw:id="4" svg:x="0.833cm" svg:y="-5cm"/>
          <draw:glue-point draw:id="5" svg:x="3.333cm" svg:y="-4.117cm"/>
          <draw:glue-point draw:id="6" svg:x="1.666cm" svg:y="-4.705cm"/>
          <draw:glue-point draw:id="7" svg:x="3.333cm" svg:y="0cm"/>
          <draw:glue-point draw:id="8" svg:x="3.333cm" svg:y="4.117cm"/>
          <draw:glue-point draw:id="9" svg:x="2.5cm" svg:y="4.411cm"/>
          <draw:glue-point draw:id="10" svg:x="0.833cm" svg:y="5cm"/>
          <draw:glue-point draw:id="11" svg:x="-0.833cm" svg:y="-3.235cm"/>
          <draw:glue-point draw:id="12" svg:x="0cm" svg:y="-2.941cm"/>
          <draw:glue-point draw:id="13" svg:x="-2.5cm" svg:y="-1.47cm"/>
          <draw:glue-point draw:id="14" svg:x="-1.666cm" svg:y="-1.176cm"/>
          <draw:path draw:style-name="gr92" draw:text-style-name="P10" draw:layer="layout" svg:width="0.864cm" svg:height="0.614cm" svg:x="11.935cm" svg:y="7.269cm" svg:viewBox="0 0 865 615" svg:d="M0 615c476 0 865-88 865-352 0-263-172-263-345-263 0 263-520 263-520 615z">
            <text:p/>
          </draw:path>
          <draw:g>
            <draw:polygon draw:style-name="gr93" draw:text-style-name="P12" draw:layer="layout" svg:width="0.864cm" svg:height="0.437cm" svg:x="10.722cm" svg:y="6.041cm" svg:viewBox="0 0 865 438" draw:points="520,438 0,175 347,0 865,263">
              <text:p/>
            </draw:polygon>
            <draw:polygon draw:style-name="gr94" draw:text-style-name="P12" draw:layer="layout" svg:width="1.039cm" svg:height="0.526cm" svg:x="11.415cm" svg:y="4.9cm" svg:viewBox="0 0 1040 527" draw:points="520,527 0,263 520,0 1040,263">
              <text:p/>
            </draw:polygon>
            <draw:polygon draw:style-name="gr95" draw:text-style-name="P11" draw:layer="layout" svg:width="0.519cm" svg:height="0.614cm" svg:x="11.069cm" svg:y="5.69cm" svg:viewBox="0 0 520 615" draw:points="0,351 0,0 520,263 520,615">
              <text:p/>
            </draw:polygon>
            <draw:polygon draw:style-name="gr96" draw:text-style-name="P12" draw:layer="layout" svg:width="0.864cm" svg:height="0.437cm" svg:x="11.069cm" svg:y="5.515cm" svg:viewBox="0 0 865 438" draw:points="520,438 0,175 347,0 865,263">
              <text:p/>
            </draw:polygon>
            <draw:polygon draw:style-name="gr97" draw:text-style-name="P11" draw:layer="layout" svg:width="0.527cm" svg:height="0.614cm" svg:x="11.406cm" svg:y="5.163cm" svg:viewBox="0 0 528 615" draw:points="0,351 0,0 528,272 520,615">
              <text:p/>
            </draw:polygon>
            <draw:polygon draw:style-name="gr98" draw:text-style-name="P14" draw:layer="layout" svg:width="0.172cm" svg:height="0.262cm" svg:x="11.762cm" svg:y="5.427cm" svg:viewBox="0 0 173 263" draw:points="0,175 0,0 173,88 173,263">
              <text:p/>
            </draw:polygon>
            <draw:polygon draw:style-name="gr99" draw:text-style-name="P14" draw:layer="layout" svg:width="0.172cm" svg:height="0.262cm" svg:x="11.415cm" svg:y="5.251cm" svg:viewBox="0 0 173 263" draw:points="0,175 0,0 173,88 173,263">
              <text:p/>
            </draw:polygon>
            <draw:polygon draw:style-name="gr100" draw:text-style-name="P14" draw:layer="layout" svg:width="0.172cm" svg:height="0.262cm" svg:x="11.415cm" svg:y="5.953cm" svg:viewBox="0 0 173 263" draw:points="0,175 0,0 173,88 173,263">
              <text:p/>
            </draw:polygon>
            <draw:polygon draw:style-name="gr101" draw:text-style-name="P14" draw:layer="layout" svg:width="0.172cm" svg:height="0.262cm" svg:x="11.069cm" svg:y="5.778cm" svg:viewBox="0 0 173 263" draw:points="0,175 0,0 173,88 173,263">
              <text:p/>
            </draw:polygon>
            <draw:polygon draw:style-name="gr102" draw:text-style-name="P11" draw:layer="layout" svg:width="0.519cm" svg:height="0.614cm" svg:x="11.415cm" svg:y="7.269cm" svg:viewBox="0 0 520 615" draw:points="0,351 0,0 520,263 520,615">
              <text:p/>
            </draw:polygon>
            <draw:polygon draw:style-name="gr103" draw:text-style-name="P14" draw:layer="layout" svg:width="0.172cm" svg:height="0.262cm" svg:x="11.762cm" svg:y="7.533cm" svg:viewBox="0 0 173 263" draw:points="0,175 0,0 173,88 173,263">
              <text:p/>
            </draw:polygon>
            <draw:polygon draw:style-name="gr104" draw:text-style-name="P11" draw:layer="layout" svg:width="0.519cm" svg:height="0.614cm" svg:x="11.069cm" svg:y="7.094cm" svg:viewBox="0 0 520 615" draw:points="0,351 0,0 520,263 520,615">
              <text:p/>
            </draw:polygon>
            <draw:polygon draw:style-name="gr105" draw:text-style-name="P14" draw:layer="layout" svg:width="0.172cm" svg:height="0.262cm" svg:x="11.415cm" svg:y="7.357cm" svg:viewBox="0 0 173 263" draw:points="0,175 0,0 173,88 173,263">
              <text:p/>
            </draw:polygon>
            <draw:polygon draw:style-name="gr106" draw:text-style-name="P16" draw:layer="layout" svg:width="1.212cm" svg:height="2.72cm" svg:x="11.242cm" svg:y="5.163cm" svg:viewBox="0 0 1213 2721" draw:points="693,2369 347,2546 347,2194 0,2369 0,1316 347,1141 347,790 693,615 693,263 1213,0 1213,2457 693,2721">
              <text:p/>
            </draw:polygon>
            <draw:polygon draw:style-name="gr107" draw:text-style-name="P11" draw:layer="layout" svg:width="0.519cm" svg:height="1.315cm" svg:x="10.722cm" svg:y="6.216cm" svg:viewBox="0 0 520 1316" draw:points="0,1053 0,0 520,263 520,1316">
              <text:p/>
            </draw:polygon>
            <draw:polygon draw:style-name="gr108" draw:text-style-name="P17" draw:layer="layout" svg:width="0.172cm" svg:height="0.789cm" svg:x="10.895cm" svg:y="6.48cm" svg:viewBox="0 0 173 790" draw:points="0,702 0,0 173,88 173,790">
              <text:p/>
            </draw:polygon>
            <draw:polygon draw:style-name="gr109" draw:text-style-name="P5" draw:layer="layout" svg:width="1.731cm" svg:height="2.983cm" svg:x="10.722cm" svg:y="4.9cm" svg:viewBox="0 0 1732 2984" draw:points="0,2369 0,1316 347,1141 347,790 693,615 693,263 1213,0 1732,263 1732,2721 1213,2984">
              <text:p/>
            </draw:polygon>
          </draw:g>
        </draw:g>
        <draw:line draw:style-name="gr110" draw:text-style-name="P18" draw:layer="layout" svg:x1="12.3cm" svg:y1="4cm" svg:x2="12.3cm" svg:y2="5.1cm">
          <text:p/>
        </draw:line>
        <draw:frame draw:style-name="gr111" draw:text-style-name="P18" draw:layer="layout" svg:width="6.63cm" svg:height="8.499cm" svg:x="12.97cm" svg:y="2.1cm">
          <draw:image xlink:href="Pictures/10000201000000BC000000F108415B7EF75DF246.png" xlink:type="simple" xlink:show="embed" xlink:actuate="onLoad" loext:mime-type="image/png">
            <text:p/>
          </draw:image>
        </draw:frame>
        <draw:line draw:style-name="gr112" draw:text-style-name="P18" draw:layer="layout" svg:x1="14.9cm" svg:y1="11.4cm" svg:x2="14.9cm" svg:y2="10.5cm">
          <text:p/>
        </draw:line>
        <draw:line draw:style-name="gr113" draw:text-style-name="P19" draw:layer="layout" svg:x1="12cm" svg:y1="11.4cm" svg:x2="14.9cm" svg:y2="11.4cm">
          <text:p/>
        </draw:line>
        <draw:line draw:style-name="gr112" draw:text-style-name="P18" draw:layer="layout" svg:x1="12cm" svg:y1="7.8cm" svg:x2="12cm" svg:y2="11.4cm">
          <text:p/>
        </draw:line>
        <draw:line draw:style-name="gr114" draw:text-style-name="P18" draw:layer="layout" svg:x1="15.353cm" svg:y1="10.5cm" svg:x2="15.353cm" svg:y2="11.7cm">
          <text:p/>
        </draw:line>
        <draw:line draw:style-name="gr114" draw:text-style-name="P18" draw:layer="layout" svg:x1="9.2cm" svg:y1="11.7cm" svg:x2="15.4cm" svg:y2="11.7cm">
          <text:p/>
        </draw:line>
        <draw:line draw:style-name="gr114" draw:text-style-name="P18" draw:layer="layout" svg:x1="9.2cm" svg:y1="11.7cm" svg:x2="9.2cm" svg:y2="4.7cm">
          <text:p/>
        </draw:line>
        <draw:g>
          <draw:glue-point draw:id="4" svg:x="0.827cm" svg:y="-5cm"/>
          <draw:glue-point draw:id="5" svg:x="3.325cm" svg:y="-4.111cm"/>
          <draw:glue-point draw:id="6" svg:x="1.66cm" svg:y="-4.698cm"/>
          <draw:glue-point draw:id="7" svg:x="3.325cm" svg:y="0cm"/>
          <draw:glue-point draw:id="8" svg:x="3.325cm" svg:y="4.111cm"/>
          <draw:glue-point draw:id="9" svg:x="2.492cm" svg:y="4.406cm"/>
          <draw:glue-point draw:id="10" svg:x="0.827cm" svg:y="5cm"/>
          <draw:glue-point draw:id="11" svg:x="-0.827cm" svg:y="-3.23cm"/>
          <draw:glue-point draw:id="12" svg:x="0cm" svg:y="-2.935cm"/>
          <draw:glue-point draw:id="13" svg:x="-2.492cm" svg:y="-1.464cm"/>
          <draw:glue-point draw:id="14" svg:x="-1.66cm" svg:y="-1.169cm"/>
          <draw:path draw:style-name="gr115" draw:text-style-name="P10" draw:layer="layout" svg:width="0.864cm" svg:height="0.614cm" svg:x="15.813cm" svg:y="21.469cm" svg:viewBox="0 0 865 615" svg:d="M0 615c476 0 865-88 865-352 0-263-172-263-345-263 0 263-520 263-520 615z">
            <text:p/>
          </draw:path>
          <draw:g>
            <draw:polygon draw:style-name="gr116" draw:text-style-name="P12" draw:layer="layout" svg:width="0.864cm" svg:height="0.437cm" svg:x="14.6cm" svg:y="20.241cm" svg:viewBox="0 0 865 438" draw:points="520,438 0,175 347,0 865,263">
              <text:p/>
            </draw:polygon>
            <draw:polygon draw:style-name="gr117" draw:text-style-name="P12" draw:layer="layout" svg:width="1.039cm" svg:height="0.526cm" svg:x="15.293cm" svg:y="19.1cm" svg:viewBox="0 0 1040 527" draw:points="520,527 0,263 520,0 1040,263">
              <text:p/>
            </draw:polygon>
            <draw:polygon draw:style-name="gr118" draw:text-style-name="P11" draw:layer="layout" svg:width="0.519cm" svg:height="0.614cm" svg:x="14.947cm" svg:y="19.89cm" svg:viewBox="0 0 520 615" draw:points="0,351 0,0 520,263 520,615">
              <text:p/>
            </draw:polygon>
            <draw:polygon draw:style-name="gr119" draw:text-style-name="P12" draw:layer="layout" svg:width="0.864cm" svg:height="0.437cm" svg:x="14.947cm" svg:y="19.715cm" svg:viewBox="0 0 865 438" draw:points="520,438 0,175 347,0 865,263">
              <text:p/>
            </draw:polygon>
            <draw:polygon draw:style-name="gr120" draw:text-style-name="P11" draw:layer="layout" svg:width="0.527cm" svg:height="0.614cm" svg:x="15.284cm" svg:y="19.363cm" svg:viewBox="0 0 528 615" draw:points="0,351 0,0 528,272 520,615">
              <text:p/>
            </draw:polygon>
            <draw:polygon draw:style-name="gr121" draw:text-style-name="P14" draw:layer="layout" svg:width="0.172cm" svg:height="0.262cm" svg:x="15.64cm" svg:y="19.627cm" svg:viewBox="0 0 173 263" draw:points="0,175 0,0 173,88 173,263">
              <text:p/>
            </draw:polygon>
            <draw:polygon draw:style-name="gr122" draw:text-style-name="P14" draw:layer="layout" svg:width="0.172cm" svg:height="0.262cm" svg:x="15.293cm" svg:y="19.451cm" svg:viewBox="0 0 173 263" draw:points="0,175 0,0 173,88 173,263">
              <text:p/>
            </draw:polygon>
            <draw:polygon draw:style-name="gr123" draw:text-style-name="P14" draw:layer="layout" svg:width="0.172cm" svg:height="0.262cm" svg:x="15.293cm" svg:y="20.153cm" svg:viewBox="0 0 173 263" draw:points="0,175 0,0 173,88 173,263">
              <text:p/>
            </draw:polygon>
            <draw:polygon draw:style-name="gr124" draw:text-style-name="P14" draw:layer="layout" svg:width="0.172cm" svg:height="0.262cm" svg:x="14.947cm" svg:y="19.978cm" svg:viewBox="0 0 173 263" draw:points="0,175 0,0 173,88 173,263">
              <text:p/>
            </draw:polygon>
            <draw:polygon draw:style-name="gr125" draw:text-style-name="P11" draw:layer="layout" svg:width="0.519cm" svg:height="0.614cm" svg:x="15.293cm" svg:y="21.469cm" svg:viewBox="0 0 520 615" draw:points="0,351 0,0 520,263 520,615">
              <text:p/>
            </draw:polygon>
            <draw:polygon draw:style-name="gr126" draw:text-style-name="P14" draw:layer="layout" svg:width="0.172cm" svg:height="0.262cm" svg:x="15.64cm" svg:y="21.733cm" svg:viewBox="0 0 173 263" draw:points="0,175 0,0 173,88 173,263">
              <text:p/>
            </draw:polygon>
            <draw:polygon draw:style-name="gr127" draw:text-style-name="P11" draw:layer="layout" svg:width="0.519cm" svg:height="0.614cm" svg:x="14.947cm" svg:y="21.294cm" svg:viewBox="0 0 520 615" draw:points="0,351 0,0 520,263 520,615">
              <text:p/>
            </draw:polygon>
            <draw:polygon draw:style-name="gr128" draw:text-style-name="P14" draw:layer="layout" svg:width="0.172cm" svg:height="0.262cm" svg:x="15.293cm" svg:y="21.557cm" svg:viewBox="0 0 173 263" draw:points="0,175 0,0 173,88 173,263">
              <text:p/>
            </draw:polygon>
            <draw:polygon draw:style-name="gr129" draw:text-style-name="P16" draw:layer="layout" svg:width="1.212cm" svg:height="2.72cm" svg:x="15.12cm" svg:y="19.363cm" svg:viewBox="0 0 1213 2721" draw:points="693,2369 347,2546 347,2194 0,2369 0,1316 347,1141 347,790 693,615 693,263 1213,0 1213,2457 693,2721">
              <text:p/>
            </draw:polygon>
            <draw:polygon draw:style-name="gr130" draw:text-style-name="P11" draw:layer="layout" svg:width="0.519cm" svg:height="1.315cm" svg:x="14.6cm" svg:y="20.416cm" svg:viewBox="0 0 520 1316" draw:points="0,1053 0,0 520,263 520,1316">
              <text:p/>
            </draw:polygon>
            <draw:polygon draw:style-name="gr131" draw:text-style-name="P17" draw:layer="layout" svg:width="0.172cm" svg:height="0.789cm" svg:x="14.773cm" svg:y="20.68cm" svg:viewBox="0 0 173 790" draw:points="0,702 0,0 173,88 173,790">
              <text:p/>
            </draw:polygon>
            <draw:polygon draw:style-name="gr132" draw:text-style-name="P5" draw:layer="layout" svg:width="1.731cm" svg:height="2.983cm" svg:x="14.6cm" svg:y="19.1cm" svg:viewBox="0 0 1732 2984" draw:points="0,2369 0,1316 347,1141 347,790 693,615 693,263 1213,0 1732,263 1732,2721 1213,2984">
              <text:p/>
            </draw:polygon>
          </draw:g>
        </draw:g>
        <draw:line draw:style-name="gr112" draw:text-style-name="P18" draw:layer="layout" svg:x1="15.8cm" svg:y1="11cm" svg:x2="18.8cm" svg:y2="11cm">
          <text:p/>
        </draw:line>
        <draw:line draw:style-name="gr112" draw:text-style-name="P18" draw:layer="layout" svg:x1="15.8cm" svg:y1="10.5cm" svg:x2="15.8cm" svg:y2="11cm">
          <text:p/>
        </draw:line>
        <draw:line draw:style-name="gr112" draw:text-style-name="P18" draw:layer="layout" svg:x1="17.6cm" svg:y1="15.9cm" svg:x2="17.6cm" svg:y2="14.8cm">
          <text:p/>
        </draw:line>
        <draw:line draw:style-name="gr112" draw:text-style-name="P18" draw:layer="layout" svg:x1="19cm" svg:y1="14.8cm" svg:x2="19cm" svg:y2="18.4cm">
          <text:p/>
        </draw:line>
        <draw:line draw:style-name="gr112" draw:text-style-name="P18" draw:layer="layout" svg:x1="17.6cm" svg:y1="14.8cm" svg:x2="19cm" svg:y2="14.8cm">
          <text:p/>
        </draw:line>
        <draw:line draw:style-name="gr114" draw:text-style-name="P18" draw:layer="layout" svg:x1="8.4cm" svg:y1="12.8cm" svg:x2="8.4cm" svg:y2="18.8cm">
          <text:p/>
        </draw:line>
        <draw:line draw:style-name="gr114" draw:text-style-name="P18" draw:layer="layout" svg:x1="15.9cm" svg:y1="16.7cm" svg:x2="15.9cm" svg:y2="12.1cm">
          <text:p/>
        </draw:line>
        <draw:line draw:style-name="gr114" draw:text-style-name="P18" draw:layer="layout" svg:x1="16.3cm" svg:y1="10.5cm" svg:x2="16.3cm" svg:y2="12.1cm">
          <text:p/>
        </draw:line>
        <draw:line draw:style-name="gr114" draw:text-style-name="P18" draw:layer="layout" svg:x1="15.853cm" svg:y1="12.086cm" svg:x2="16.353cm" svg:y2="12.086cm">
          <text:p/>
        </draw:line>
        <draw:g>
          <draw:line draw:style-name="gr133" draw:text-style-name="P20" draw:layer="layout" svg:x1="17.289cm" svg:y1="11cm" svg:x2="17.289cm" svg:y2="11.439cm">
            <text:p/>
          </draw:line>
          <draw:line draw:style-name="gr134" draw:text-style-name="P20" draw:layer="layout" svg:x1="16.7cm" svg:y1="11.439cm" svg:x2="17.875cm" svg:y2="11.439cm">
            <text:p/>
          </draw:line>
          <draw:line draw:style-name="gr135" draw:text-style-name="P20" draw:layer="layout" svg:x1="16.897cm" svg:y1="11.656cm" svg:x2="17.68cm" svg:y2="11.656cm">
            <text:p/>
          </draw:line>
          <draw:line draw:style-name="gr136" draw:text-style-name="P20" draw:layer="layout" svg:x1="17.092cm" svg:y1="11.875cm" svg:x2="17.484cm" svg:y2="11.875cm">
            <text:p/>
          </draw:line>
        </draw:g>
        <draw:g>
          <draw:glue-point draw:id="4" svg:x="0.827cm" svg:y="-5cm"/>
          <draw:glue-point draw:id="5" svg:x="3.325cm" svg:y="-4.111cm"/>
          <draw:glue-point draw:id="6" svg:x="1.66cm" svg:y="-4.698cm"/>
          <draw:glue-point draw:id="7" svg:x="3.325cm" svg:y="0cm"/>
          <draw:glue-point draw:id="8" svg:x="3.325cm" svg:y="4.111cm"/>
          <draw:glue-point draw:id="9" svg:x="2.492cm" svg:y="4.406cm"/>
          <draw:glue-point draw:id="10" svg:x="0.827cm" svg:y="5cm"/>
          <draw:glue-point draw:id="11" svg:x="-0.827cm" svg:y="-3.23cm"/>
          <draw:glue-point draw:id="12" svg:x="0cm" svg:y="-2.935cm"/>
          <draw:glue-point draw:id="13" svg:x="-2.492cm" svg:y="-1.464cm"/>
          <draw:glue-point draw:id="14" svg:x="-1.66cm" svg:y="-1.169cm"/>
          <draw:path draw:style-name="gr137" draw:text-style-name="P10" draw:layer="layout" svg:width="0.864cm" svg:height="0.614cm" svg:x="6.135cm" svg:y="9.185cm" svg:viewBox="0 0 865 615" svg:d="M0 615c476 0 865-88 865-352 0-263-172-263-345-263 0 263-520 263-520 615z">
            <text:p/>
          </draw:path>
          <draw:g>
            <draw:polygon draw:style-name="gr138" draw:text-style-name="P12" draw:layer="layout" svg:width="0.864cm" svg:height="0.437cm" svg:x="4.922cm" svg:y="7.957cm" svg:viewBox="0 0 865 438" draw:points="520,438 0,175 347,0 865,263">
              <text:p/>
            </draw:polygon>
            <draw:polygon draw:style-name="gr139" draw:text-style-name="P12" draw:layer="layout" svg:width="1.039cm" svg:height="0.526cm" svg:x="5.615cm" svg:y="6.816cm" svg:viewBox="0 0 1040 527" draw:points="520,527 0,263 520,0 1040,263">
              <text:p/>
            </draw:polygon>
            <draw:polygon draw:style-name="gr140" draw:text-style-name="P11" draw:layer="layout" svg:width="0.519cm" svg:height="0.614cm" svg:x="5.269cm" svg:y="7.606cm" svg:viewBox="0 0 520 615" draw:points="0,351 0,0 520,263 520,615">
              <text:p/>
            </draw:polygon>
            <draw:polygon draw:style-name="gr141" draw:text-style-name="P12" draw:layer="layout" svg:width="0.864cm" svg:height="0.437cm" svg:x="5.269cm" svg:y="7.431cm" svg:viewBox="0 0 865 438" draw:points="520,438 0,175 347,0 865,263">
              <text:p/>
            </draw:polygon>
            <draw:polygon draw:style-name="gr142" draw:text-style-name="P11" draw:layer="layout" svg:width="0.527cm" svg:height="0.614cm" svg:x="5.606cm" svg:y="7.079cm" svg:viewBox="0 0 528 615" draw:points="0,351 0,0 528,272 520,615">
              <text:p/>
            </draw:polygon>
            <draw:polygon draw:style-name="gr143" draw:text-style-name="P14" draw:layer="layout" svg:width="0.172cm" svg:height="0.262cm" svg:x="5.962cm" svg:y="7.343cm" svg:viewBox="0 0 173 263" draw:points="0,175 0,0 173,88 173,263">
              <text:p/>
            </draw:polygon>
            <draw:polygon draw:style-name="gr144" draw:text-style-name="P14" draw:layer="layout" svg:width="0.172cm" svg:height="0.262cm" svg:x="5.615cm" svg:y="7.167cm" svg:viewBox="0 0 173 263" draw:points="0,175 0,0 173,88 173,263">
              <text:p/>
            </draw:polygon>
            <draw:polygon draw:style-name="gr145" draw:text-style-name="P14" draw:layer="layout" svg:width="0.172cm" svg:height="0.262cm" svg:x="5.615cm" svg:y="7.869cm" svg:viewBox="0 0 173 263" draw:points="0,175 0,0 173,88 173,263">
              <text:p/>
            </draw:polygon>
            <draw:polygon draw:style-name="gr146" draw:text-style-name="P14" draw:layer="layout" svg:width="0.172cm" svg:height="0.262cm" svg:x="5.269cm" svg:y="7.694cm" svg:viewBox="0 0 173 263" draw:points="0,175 0,0 173,88 173,263">
              <text:p/>
            </draw:polygon>
            <draw:polygon draw:style-name="gr147" draw:text-style-name="P11" draw:layer="layout" svg:width="0.519cm" svg:height="0.614cm" svg:x="5.615cm" svg:y="9.185cm" svg:viewBox="0 0 520 615" draw:points="0,351 0,0 520,263 520,615">
              <text:p/>
            </draw:polygon>
            <draw:polygon draw:style-name="gr148" draw:text-style-name="P14" draw:layer="layout" svg:width="0.172cm" svg:height="0.262cm" svg:x="5.962cm" svg:y="9.449cm" svg:viewBox="0 0 173 263" draw:points="0,175 0,0 173,88 173,263">
              <text:p/>
            </draw:polygon>
            <draw:polygon draw:style-name="gr149" draw:text-style-name="P11" draw:layer="layout" svg:width="0.519cm" svg:height="0.614cm" svg:x="5.269cm" svg:y="9.01cm" svg:viewBox="0 0 520 615" draw:points="0,351 0,0 520,263 520,615">
              <text:p/>
            </draw:polygon>
            <draw:polygon draw:style-name="gr150" draw:text-style-name="P14" draw:layer="layout" svg:width="0.172cm" svg:height="0.262cm" svg:x="5.615cm" svg:y="9.273cm" svg:viewBox="0 0 173 263" draw:points="0,175 0,0 173,88 173,263">
              <text:p/>
            </draw:polygon>
            <draw:polygon draw:style-name="gr151" draw:text-style-name="P16" draw:layer="layout" svg:width="1.212cm" svg:height="2.72cm" svg:x="5.442cm" svg:y="7.079cm" svg:viewBox="0 0 1213 2721" draw:points="693,2369 347,2546 347,2194 0,2369 0,1316 347,1141 347,790 693,615 693,263 1213,0 1213,2457 693,2721">
              <text:p/>
            </draw:polygon>
            <draw:polygon draw:style-name="gr152" draw:text-style-name="P11" draw:layer="layout" svg:width="0.519cm" svg:height="1.315cm" svg:x="4.922cm" svg:y="8.132cm" svg:viewBox="0 0 520 1316" draw:points="0,1053 0,0 520,263 520,1316">
              <text:p/>
            </draw:polygon>
            <draw:polygon draw:style-name="gr153" draw:text-style-name="P17" draw:layer="layout" svg:width="0.172cm" svg:height="0.789cm" svg:x="5.095cm" svg:y="8.396cm" svg:viewBox="0 0 173 790" draw:points="0,702 0,0 173,88 173,790">
              <text:p/>
            </draw:polygon>
            <draw:polygon draw:style-name="gr154" draw:text-style-name="P5" draw:layer="layout" svg:width="1.731cm" svg:height="2.983cm" svg:x="4.922cm" svg:y="6.816cm" svg:viewBox="0 0 1732 2984" draw:points="0,2369 0,1316 347,1141 347,790 693,615 693,263 1213,0 1732,263 1732,2721 1213,2984">
              <text:p/>
            </draw:polygon>
          </draw:g>
        </draw:g>
        <draw:line draw:style-name="gr112" draw:text-style-name="P18" draw:layer="layout" svg:x1="19cm" svg:y1="14.3cm" svg:x2="14.6cm" svg:y2="14.3cm">
          <text:p/>
        </draw:line>
        <draw:line draw:style-name="gr112" draw:text-style-name="P18" draw:layer="layout" svg:x1="14.6cm" svg:y1="12.1cm" svg:x2="14.6cm" svg:y2="14.3cm">
          <text:p/>
        </draw:line>
        <draw:line draw:style-name="gr112" draw:text-style-name="P21" draw:layer="layout" svg:x1="8.8cm" svg:y1="12.1cm" svg:x2="14.6cm" svg:y2="12.1cm">
          <text:p/>
        </draw:line>
        <draw:line draw:style-name="gr112" draw:text-style-name="P18" draw:layer="layout" svg:x1="8.8cm" svg:y1="6.4cm" svg:x2="8.8cm" svg:y2="12.1cm">
          <text:p/>
        </draw:line>
        <draw:line draw:style-name="gr112" draw:text-style-name="P18" draw:layer="layout" svg:x1="4.8cm" svg:y1="15.2cm" svg:x2="7.3cm" svg:y2="15.2cm">
          <text:p/>
        </draw:line>
        <draw:line draw:style-name="gr112" draw:text-style-name="P18" draw:layer="layout" svg:x1="6.3cm" svg:y1="6.4cm" svg:x2="6.3cm" svg:y2="6.9cm">
          <text:p/>
        </draw:line>
        <draw:line draw:style-name="gr112" draw:text-style-name="P18" draw:layer="layout" svg:x1="6cm" svg:y1="9.7cm" svg:x2="6cm" svg:y2="10.2cm">
          <text:p/>
        </draw:line>
        <draw:line draw:style-name="gr114" draw:text-style-name="P18" draw:layer="layout" svg:x1="12.3cm" svg:y1="16.8cm" svg:x2="12.3cm" svg:y2="12.5cm">
          <text:p/>
        </draw:line>
        <draw:line draw:style-name="gr114" draw:text-style-name="P18" draw:layer="layout" svg:x1="6.7cm" svg:y1="12.5cm" svg:x2="12.3cm" svg:y2="12.5cm">
          <text:p/>
        </draw:line>
        <draw:line draw:style-name="gr155" draw:text-style-name="P18" draw:layer="layout" svg:x1="18.2cm" svg:y1="10.5cm" svg:x2="18.2cm" svg:y2="11.1cm">
          <text:p/>
        </draw:line>
        <draw:line draw:style-name="gr155" draw:text-style-name="P18" draw:layer="layout" svg:x1="5.5cm" svg:y1="11.1cm" svg:x2="18.2cm" svg:y2="11.1cm">
          <text:p/>
        </draw:line>
        <draw:line draw:style-name="gr114" draw:text-style-name="P18" draw:layer="layout" svg:x1="6.7cm" svg:y1="11.5cm" svg:x2="6.7cm" svg:y2="12.5cm">
          <text:p/>
        </draw:line>
        <draw:line draw:style-name="gr114" draw:text-style-name="P18" draw:layer="layout" svg:x1="5.9cm" svg:y1="11.5cm" svg:x2="6.7cm" svg:y2="11.5cm">
          <text:p/>
        </draw:line>
        <draw:g>
          <draw:glue-point draw:id="4" svg:x="-3.213cm" svg:y="3.46cm"/>
          <draw:glue-point draw:id="5" svg:x="2.139cm" svg:y="-3.454cm"/>
          <draw:glue-point draw:id="6" svg:x="-1.426cm" svg:y="5.002cm"/>
          <draw:glue-point draw:id="7" svg:x="-5cm" svg:y="0.986cm"/>
          <draw:glue-point draw:id="8" svg:x="3.926cm" svg:y="-0.674cm"/>
          <draw:glue-point draw:id="9" svg:x="0.356cm" svg:y="-4.997cm"/>
          <draw:glue-point draw:id="10" svg:x="3.926cm" svg:y="-1.922cm"/>
          <draw:glue-point draw:id="11" svg:x="3.926cm" svg:y="0.255cm"/>
          <draw:glue-point draw:id="12" svg:x="1.783cm" svg:y="2.149cm"/>
          <draw:glue-point draw:id="13" svg:x="-5cm" svg:y="1.928cm"/>
          <draw:path draw:style-name="gr156" draw:text-style-name="P10" draw:layer="layout" svg:width="2.484cm" svg:height="1.223cm" draw:transform="skewX (0.00575958653158129) rotate (0.00610865238198015) translate (4.07890681258444cm 11.5408450795686cm)" svg:viewBox="0 0 2485 1224" svg:d="M0 1224c379-1 2485-645 2485-902 0-258-277-322-415-322 0 193-2070 965-2070 1224z">
            <text:p/>
          </draw:path>
          <draw:g>
            <draw:polygon draw:style-name="gr157" draw:text-style-name="P3" draw:layer="layout" svg:width="2.069cm" svg:height="1.415cm" draw:transform="skewX (0.00628318530717959) rotate (0.00628318530717958) translate (4.07933392328936cm 11.348126608504cm)" svg:viewBox="0 0 2070 1416" draw:points="0,1416 0,966 2070,0 2070,451">
              <text:p/>
            </draw:polygon>
            <draw:polygon draw:style-name="gr158" draw:text-style-name="P4" draw:layer="layout" svg:width="3.45cm" svg:height="1.608cm" draw:transform="skewX (0.00628318530717958) rotate (0.00645771823237902) translate (2.69983150158519cm 10.7138327230884cm)" svg:viewBox="0 0 3451 1609" draw:points="1379,1609 0,965 2070,0 3451,644">
              <text:p/>
            </draw:polygon>
            <draw:polygon draw:style-name="gr159" draw:text-style-name="P2" draw:layer="layout" svg:width="1.378cm" svg:height="1.093cm" draw:transform="skewX (0.00645771823237902) rotate (0.00645771823237902) translate (2.7cm 11.6792575155984cm)" svg:viewBox="0 0 1379 1094" draw:points="0,451 0,0 1379,644 1379,1094">
              <text:p/>
            </draw:polygon>
            <draw:polygon draw:style-name="gr160" draw:text-style-name="P5" draw:layer="layout" svg:width="3.45cm" svg:height="2.058cm" draw:transform="skewX (0.00628318530717958) rotate (0.00645771823237902) translate (2.69975287226377cm 10.7138332308615cm)" svg:viewBox="0 0 3451 2059" draw:points="0,1416 0,965 2070,0 3451,644 3451,1094 1379,2059">
              <text:p/>
            </draw:polygon>
            <draw:polygon draw:style-name="gr161" draw:text-style-name="P22" draw:layer="layout" svg:width="0.137cm" svg:height="0.258cm" draw:transform="skewX (0.0155334303427495) rotate (0.0144862327915529) translate (3.665968867414cm 12.2522321478704cm)" svg:viewBox="0 0 138 259" draw:points="0,193 0,0 138,65 138,259">
              <text:p/>
            </draw:polygon>
          </draw:g>
        </draw:g>
        <draw:g>
          <draw:glue-point draw:id="4" svg:x="1.25cm" svg:y="-5cm"/>
          <draw:glue-point draw:id="5" svg:x="2.812cm" svg:y="-4cm"/>
          <draw:glue-point draw:id="6" svg:x="4.375cm" svg:y="-3cm"/>
          <draw:glue-point draw:id="7" svg:x="4.375cm" svg:y="-1cm"/>
          <draw:glue-point draw:id="8" svg:x="4.375cm" svg:y="1cm"/>
          <draw:glue-point draw:id="9" svg:x="1.25cm" svg:y="3cm"/>
          <draw:glue-point draw:id="10" svg:x="-1.875cm" svg:y="4.9cm"/>
          <draw:glue-point draw:id="11" svg:x="-3.437cm" svg:y="4cm"/>
          <draw:glue-point draw:id="12" svg:x="-5cm" svg:y="3cm"/>
          <draw:glue-point draw:id="13" svg:x="-5cm" svg:y="1cm"/>
          <draw:glue-point draw:id="14" svg:x="-5cm" svg:y="-1cm"/>
          <draw:glue-point draw:id="15" svg:x="-1.875cm" svg:y="-3cm"/>
          <draw:path draw:style-name="gr162" draw:text-style-name="P10" draw:layer="layout" svg:width="2.68cm" svg:height="1.634cm" svg:x="4.119cm" svg:y="24.729cm" svg:viewBox="0 0 2681 1635" svg:d="M0 1635c167 0 2681-1308 2681-1417s-77-218-244-218c0 109-2437 1454-2437 1635z">
            <text:p/>
          </draw:path>
          <draw:g>
            <draw:polygon draw:style-name="gr163" draw:text-style-name="P11" draw:layer="layout" svg:width="1.223cm" svg:height="2.279cm" svg:x="2.9cm" svg:y="24.12cm" svg:viewBox="0 0 1224 2280" draw:points="0,1520 0,0 1224,760 1219,2280">
              <text:p/>
            </draw:polygon>
            <draw:polygon draw:style-name="gr164" draw:text-style-name="P16" draw:layer="layout" svg:width="2.451cm" svg:height="3.039cm" svg:x="4.119cm" svg:y="23.36cm" svg:viewBox="0 0 2452 3040" draw:points="0,3040 5,1520 2452,0 2452,1520">
              <text:p/>
            </draw:polygon>
            <draw:polygon draw:style-name="gr165" draw:text-style-name="P12" draw:layer="layout" svg:width="3.67cm" svg:height="2.279cm" svg:x="2.9cm" svg:y="22.6cm" svg:viewBox="0 0 3671 2280" draw:points="1224,2280 0,1520 2447,0 3671,760">
              <text:p/>
            </draw:polygon>
            <draw:polygon draw:style-name="gr166" draw:text-style-name="P23" draw:layer="layout" svg:width="0.06cm" svg:height="0.144cm" svg:x="3.631cm" svg:y="25.274cm" svg:viewBox="0 0 61 145" draw:points="0,109 0,0 61,37 61,145">
              <text:p/>
            </draw:polygon>
            <draw:polygon draw:style-name="gr167" draw:text-style-name="P24" draw:layer="layout" svg:width="0.06cm" svg:height="0.144cm" svg:x="3.326cm" svg:y="25.092cm" svg:viewBox="0 0 61 145" draw:points="0,109 0,0 61,37 61,145">
              <text:p/>
            </draw:polygon>
            <draw:polygon draw:style-name="gr168" draw:text-style-name="P25" draw:layer="layout" svg:width="0.121cm" svg:height="0.253cm" svg:x="3.448cm" svg:y="25.165cm" svg:viewBox="0 0 122 254" draw:points="0,182 0,0 122,73 122,254">
              <text:p/>
            </draw:polygon>
            <draw:polygon draw:style-name="gr169" draw:text-style-name="P26" draw:layer="layout" svg:width="0.487cm" svg:height="0.471cm" svg:x="3.266cm" svg:y="24.801cm" svg:viewBox="0 0 488 472" draw:points="0,182 0,0 488,290 488,472">
              <text:p/>
            </draw:polygon>
            <draw:line draw:style-name="gr170" draw:text-style-name="P27" draw:layer="layout" svg:x1="3.206cm" svg:y1="24.31cm" svg:x2="3.205cm" svg:y2="25.855cm">
              <text:p/>
            </draw:line>
            <draw:line draw:style-name="gr171" draw:text-style-name="P27" draw:layer="layout" svg:x1="3.818cm" svg:y1="24.69cm" svg:x2="3.814cm" svg:y2="26.218cm">
              <text:p/>
            </draw:line>
            <draw:line draw:style-name="gr172" draw:text-style-name="P27" draw:layer="layout" svg:x1="6.418cm" svg:y1="24.215cm" svg:x2="6.418cm" svg:y2="24.88cm">
              <text:p/>
            </draw:line>
            <draw:line draw:style-name="gr173" draw:text-style-name="P27" draw:layer="layout" svg:x1="6.341cm" svg:y1="24.263cm" svg:x2="6.341cm" svg:y2="24.928cm">
              <text:p/>
            </draw:line>
            <draw:line draw:style-name="gr174" draw:text-style-name="P27" draw:layer="layout" svg:x1="6.265cm" svg:y1="24.31cm" svg:x2="6.265cm" svg:y2="24.975cm">
              <text:p/>
            </draw:line>
            <draw:line draw:style-name="gr175" draw:text-style-name="P27" draw:layer="layout" svg:x1="6.188cm" svg:y1="24.358cm" svg:x2="6.188cm" svg:y2="25.023cm">
              <text:p/>
            </draw:line>
            <draw:line draw:style-name="gr176" draw:text-style-name="P27" draw:layer="layout" svg:x1="6.112cm" svg:y1="24.405cm" svg:x2="6.112cm" svg:y2="25.07cm">
              <text:p/>
            </draw:line>
            <draw:line draw:style-name="gr177" draw:text-style-name="P27" draw:layer="layout" svg:x1="6.494cm" svg:y1="24.833cm" svg:x2="6.494cm" svg:y2="24.168cm">
              <text:p/>
            </draw:line>
            <draw:line draw:style-name="gr178" draw:text-style-name="P27" draw:layer="layout" svg:x1="6.036cm" svg:y1="24.453cm" svg:x2="6.036cm" svg:y2="25.118cm">
              <text:p/>
            </draw:line>
            <draw:polygon draw:style-name="gr179" draw:text-style-name="P5" draw:layer="layout" svg:width="3.67cm" svg:height="3.799cm" svg:x="2.9cm" svg:y="22.6cm" svg:viewBox="0 0 3671 3800" draw:points="0,3040 0,1520 2447,0 3671,760 3671,2280 1219,3800">
              <text:p/>
            </draw:polygon>
          </draw:g>
        </draw:g>
        <draw:line draw:style-name="gr112" draw:text-style-name="P18" draw:layer="layout" svg:x1="4.8cm" svg:y1="15.2cm" svg:x2="4.8cm" svg:y2="23cm">
          <text:p/>
        </draw:line>
        <draw:line draw:style-name="gr114" draw:text-style-name="P18" draw:layer="layout" svg:x1="5.1cm" svg:y1="12.2cm" svg:x2="5.1cm" svg:y2="22.8cm">
          <text:p/>
        </draw:line>
        <draw:custom-shape draw:style-name="gr180" draw:text-style-name="P28" draw:layer="layout" svg:width="2cm" svg:height="1.4cm" svg:x="6.6cm" svg:y="21.1cm">
          <text:p/>
          <draw:enhanced-geometry svg:viewBox="0 0 21600 21600" draw:type="rectangle" draw:enhanced-path="M 0 0 L 21600 0 21600 21600 0 21600 0 0 Z N"/>
        </draw:custom-shape>
        <draw:frame draw:style-name="gr111" draw:text-style-name="P18" draw:layer="layout" svg:width="0.675cm" svg:height="1.175cm" svg:x="7.225cm" svg:y="21.2cm">
          <draw:image xlink:href="Pictures/100002010000023F000003E9F07CF8CA228A7001.png" xlink:type="simple" xlink:show="embed" xlink:actuate="onLoad" loext:mime-type="image/png">
            <text:p/>
          </draw:image>
        </draw:frame>
        <draw:line draw:style-name="gr181" draw:text-style-name="P18" draw:layer="layout" svg:x1="5.7cm" svg:y1="12cm" svg:x2="5.7cm" svg:y2="22.1cm">
          <text:p/>
        </draw:line>
        <draw:line draw:style-name="gr181" draw:text-style-name="P18" draw:layer="layout" svg:x1="6.6cm" svg:y1="22.1cm" svg:x2="5.7cm" svg:y2="22.1cm">
          <text:p/>
        </draw:line>
        <draw:line draw:style-name="gr182" draw:text-style-name="P18" draw:layer="layout" svg:x1="6.6cm" svg:y1="21.6cm" svg:x2="6cm" svg:y2="21.6cm">
          <text:p/>
        </draw:line>
        <draw:line draw:style-name="gr182" draw:text-style-name="P18" draw:layer="layout" svg:x1="6cm" svg:y1="11.8cm" svg:x2="6cm" svg:y2="21.6cm">
          <text:p/>
        </draw:line>
        <draw:line draw:style-name="gr183" draw:text-style-name="P18" draw:layer="layout" svg:x1="6.5cm" svg:y1="23.7cm" svg:x2="6.8cm" svg:y2="23.7cm">
          <text:p/>
        </draw:line>
        <draw:line draw:style-name="gr183" draw:text-style-name="P18" draw:layer="layout" svg:x1="6.8cm" svg:y1="22.5cm" svg:x2="6.8cm" svg:y2="23.7cm">
          <text:p/>
        </draw:line>
        <draw:line draw:style-name="gr184" draw:text-style-name="P18" draw:layer="layout" svg:x1="6.5cm" svg:y1="24.1cm" svg:x2="7.2cm" svg:y2="24.1cm">
          <text:p/>
        </draw:line>
        <draw:line draw:style-name="gr183" draw:text-style-name="P18" draw:layer="layout" svg:x1="1.8cm" svg:y1="27.3cm" svg:x2="8cm" svg:y2="27.3cm">
          <text:p/>
        </draw:line>
        <draw:line draw:style-name="gr183" draw:text-style-name="P18" draw:layer="layout" svg:x1="8cm" svg:y1="22.5cm" svg:x2="8cm" svg:y2="27.3cm">
          <text:p/>
        </draw:line>
        <draw:line draw:style-name="gr184" draw:text-style-name="P18" draw:layer="layout" svg:x1="1.8cm" svg:y1="28.2cm" svg:x2="8.4cm" svg:y2="28.2cm">
          <text:p/>
        </draw:line>
        <draw:line draw:style-name="gr185" draw:text-style-name="P18" draw:layer="layout" svg:x1="8.4cm" svg:y1="22.5cm" svg:x2="8.4cm" svg:y2="28.2cm">
          <text:p/>
        </draw:line>
        <draw:line draw:style-name="gr184" draw:text-style-name="P18" draw:layer="layout" svg:x1="7.2cm" svg:y1="22.5cm" svg:x2="7.2cm" svg:y2="24.1cm">
          <text:p/>
        </draw:line>
        <draw:frame draw:style-name="gr186" draw:text-style-name="P29" draw:layer="layout" svg:width="0.752cm" svg:height="0.962cm" svg:x="1.648cm" svg:y="26.4cm">
          <draw:text-box>
            <text:p>L</text:p>
          </draw:text-box>
        </draw:frame>
        <draw:frame draw:style-name="gr186" draw:text-style-name="P29" draw:layer="layout" svg:width="0.853cm" svg:height="0.962cm" svg:x="1.647cm" svg:y="27.3cm">
          <draw:text-box>
            <text:p>N</text:p>
          </draw:text-box>
        </draw:frame>
        <draw:frame draw:style-name="gr186" draw:text-style-name="P29" draw:layer="layout" svg:width="4.4cm" svg:height="0.962cm" svg:x="2.6cm" svg:y="27.3cm">
          <draw:text-box>
            <text:p>AC IN</text:p>
          </draw:text-box>
        </draw:frame>
        <draw:line draw:style-name="gr183" draw:text-style-name="P18" draw:layer="layout" svg:x1="9.5cm" svg:y1="27.3cm" svg:x2="19cm" svg:y2="27.3cm">
          <text:p/>
        </draw:line>
        <draw:line draw:style-name="gr184" draw:text-style-name="P18" draw:layer="layout" svg:x1="9.1cm" svg:y1="28.2cm" svg:x2="19.1cm" svg:y2="28.2cm">
          <text:p/>
        </draw:line>
        <draw:frame draw:style-name="gr187" draw:text-style-name="P29" draw:layer="layout" svg:width="4.3cm" svg:height="1.084cm" svg:x="14cm" svg:y="27.316cm">
          <draw:text-box>
            <text:p>AC OUT</text:p>
          </draw:text-box>
        </draw:frame>
        <draw:frame draw:style-name="gr186" draw:text-style-name="P29" draw:layer="layout" svg:width="0.752cm" svg:height="0.962cm" svg:x="18.2cm" svg:y="26.4cm">
          <draw:text-box>
            <text:p>L</text:p>
          </draw:text-box>
        </draw:frame>
        <draw:frame draw:style-name="gr186" draw:text-style-name="P29" draw:layer="layout" svg:width="0.853cm" svg:height="0.962cm" svg:x="18.147cm" svg:y="27.4cm">
          <draw:text-box>
            <text:p>N</text:p>
          </draw:text-box>
        </draw:frame>
        <draw:line draw:style-name="gr184" draw:text-style-name="P18" draw:layer="layout" svg:x1="8.4cm" svg:y1="22.5cm" svg:x2="8.4cm" svg:y2="28.2cm">
          <text:p/>
        </draw:line>
        <draw:line draw:style-name="gr184" draw:text-style-name="P18" draw:layer="layout" svg:x1="9.1cm" svg:y1="22.1cm" svg:x2="9.1cm" svg:y2="28.2cm">
          <text:p/>
        </draw:line>
        <draw:line draw:style-name="gr184" draw:text-style-name="P18" draw:layer="layout" svg:x1="8.6cm" svg:y1="22.1cm" svg:x2="9.1cm" svg:y2="22.1cm">
          <text:p/>
        </draw:line>
        <draw:line draw:style-name="gr183" draw:text-style-name="P18" draw:layer="layout" svg:x1="9.5cm" svg:y1="21.6cm" svg:x2="9.5cm" svg:y2="27.3cm">
          <text:p/>
        </draw:line>
        <draw:line draw:style-name="gr183" draw:text-style-name="P18" draw:layer="layout" svg:x1="8.6cm" svg:y1="21.6cm" svg:x2="9.5cm" svg:y2="21.6cm">
          <text:p/>
        </draw:line>
        <draw:line draw:style-name="gr112" draw:text-style-name="P18" draw:layer="layout" svg:x1="16cm" svg:y1="22cm" svg:x2="16cm" svg:y2="22.8cm">
          <text:p/>
        </draw:line>
        <draw:line draw:style-name="gr112" draw:text-style-name="P18" draw:layer="layout" svg:x1="18.9cm" svg:y1="22.8cm" svg:x2="16cm" svg:y2="22.8cm">
          <text:p/>
        </draw:line>
        <draw:line draw:style-name="gr114" draw:text-style-name="P18" draw:layer="layout" svg:x1="14.2cm" svg:y1="18.8cm" svg:x2="14.2cm" svg:y2="24.1cm">
          <text:p/>
        </draw:line>
        <draw:line draw:style-name="gr114" draw:text-style-name="P18" draw:layer="layout" svg:x1="18.9cm" svg:y1="24.1cm" svg:x2="14.2cm" svg:y2="24.1cm">
          <text:p/>
        </draw:line>
        <draw:frame draw:style-name="gr186" draw:text-style-name="P29" draw:layer="layout" svg:width="3cm" svg:height="0.962cm" svg:x="16.1cm" svg:y="22.938cm">
          <draw:text-box>
            <text:p>DC OUT</text:p>
          </draw:text-box>
        </draw:frame>
        <draw:frame draw:style-name="gr187" draw:text-style-name="P29" draw:layer="layout" svg:width="3.3cm" svg:height="1.084cm" svg:x="2.9cm" svg:y="9.9cm">
          <draw:text-box>
            <text:p>Controller</text:p>
          </draw:text-box>
        </draw:frame>
        <draw:frame draw:style-name="gr111" draw:text-style-name="P18" draw:layer="layout" svg:width="2.269cm" svg:height="2.703cm" svg:x="1.431cm" svg:y="7cm">
          <draw:image xlink:href="Pictures/100002010000008D000000A8FBBA14986F49A323.png" xlink:type="simple" xlink:show="embed" xlink:actuate="onLoad" loext:mime-type="image/png">
            <text:p/>
          </draw:image>
        </draw:frame>
        <draw:line draw:style-name="gr188" draw:text-style-name="P18" draw:layer="layout" svg:x1="3cm" svg:y1="9.6cm" svg:x2="3cm" svg:y2="11.6cm">
          <text:p/>
        </draw:line>
        <draw:frame draw:style-name="gr189" draw:text-style-name="P29" draw:layer="layout" svg:width="3.3cm" svg:height="2.384cm" svg:x="16.5cm" svg:y="19.4cm">
          <draw:text-box>
            <text:p>(4)</text:p>
            <text:p>10A</text:p>
            <text:p>Breaker</text:p>
          </draw:text-box>
        </draw:frame>
        <draw:frame draw:style-name="gr189" draw:text-style-name="P29" draw:layer="layout" svg:width="3.3cm" svg:height="2.384cm" svg:x="6.6cm" svg:y="6.6cm">
          <draw:text-box>
            <text:p>(3)</text:p>
            <text:p>32A</text:p>
            <text:p>Breaker</text:p>
          </draw:text-box>
        </draw:frame>
        <draw:g>
          <draw:glue-point draw:id="4" svg:x="0.833cm" svg:y="-5cm"/>
          <draw:glue-point draw:id="5" svg:x="3.333cm" svg:y="-4.117cm"/>
          <draw:glue-point draw:id="6" svg:x="1.666cm" svg:y="-4.705cm"/>
          <draw:glue-point draw:id="7" svg:x="3.333cm" svg:y="0cm"/>
          <draw:glue-point draw:id="8" svg:x="3.333cm" svg:y="4.117cm"/>
          <draw:glue-point draw:id="9" svg:x="2.5cm" svg:y="4.411cm"/>
          <draw:glue-point draw:id="10" svg:x="0.833cm" svg:y="5cm"/>
          <draw:glue-point draw:id="11" svg:x="-0.833cm" svg:y="-3.235cm"/>
          <draw:glue-point draw:id="12" svg:x="0cm" svg:y="-2.941cm"/>
          <draw:glue-point draw:id="13" svg:x="-2.5cm" svg:y="-1.47cm"/>
          <draw:glue-point draw:id="14" svg:x="-1.666cm" svg:y="-1.176cm"/>
          <draw:path draw:style-name="gr190" draw:text-style-name="P10" draw:layer="layout" svg:width="0.864cm" svg:height="0.614cm" svg:x="19.113cm" svg:y="13.169cm" svg:viewBox="0 0 865 615" svg:d="M0 615c476 0 865-88 865-352 0-263-172-263-345-263 0 263-520 263-520 615z">
            <text:p/>
          </draw:path>
          <draw:g>
            <draw:polygon draw:style-name="gr191" draw:text-style-name="P12" draw:layer="layout" svg:width="0.864cm" svg:height="0.437cm" svg:x="17.9cm" svg:y="11.941cm" svg:viewBox="0 0 865 438" draw:points="520,438 0,175 347,0 865,263">
              <text:p/>
            </draw:polygon>
            <draw:polygon draw:style-name="gr192" draw:text-style-name="P12" draw:layer="layout" svg:width="1.039cm" svg:height="0.526cm" svg:x="18.593cm" svg:y="10.8cm" svg:viewBox="0 0 1040 527" draw:points="520,527 0,263 520,0 1040,263">
              <text:p/>
            </draw:polygon>
            <draw:polygon draw:style-name="gr193" draw:text-style-name="P11" draw:layer="layout" svg:width="0.519cm" svg:height="0.614cm" svg:x="18.247cm" svg:y="11.59cm" svg:viewBox="0 0 520 615" draw:points="0,351 0,0 520,263 520,615">
              <text:p/>
            </draw:polygon>
            <draw:polygon draw:style-name="gr194" draw:text-style-name="P12" draw:layer="layout" svg:width="0.864cm" svg:height="0.437cm" svg:x="18.247cm" svg:y="11.415cm" svg:viewBox="0 0 865 438" draw:points="520,438 0,175 347,0 865,263">
              <text:p/>
            </draw:polygon>
            <draw:polygon draw:style-name="gr195" draw:text-style-name="P11" draw:layer="layout" svg:width="0.527cm" svg:height="0.614cm" svg:x="18.584cm" svg:y="11.063cm" svg:viewBox="0 0 528 615" draw:points="0,351 0,0 528,272 520,615">
              <text:p/>
            </draw:polygon>
            <draw:polygon draw:style-name="gr196" draw:text-style-name="P14" draw:layer="layout" svg:width="0.172cm" svg:height="0.262cm" svg:x="18.94cm" svg:y="11.327cm" svg:viewBox="0 0 173 263" draw:points="0,175 0,0 173,88 173,263">
              <text:p/>
            </draw:polygon>
            <draw:polygon draw:style-name="gr197" draw:text-style-name="P14" draw:layer="layout" svg:width="0.172cm" svg:height="0.262cm" svg:x="18.593cm" svg:y="11.151cm" svg:viewBox="0 0 173 263" draw:points="0,175 0,0 173,88 173,263">
              <text:p/>
            </draw:polygon>
            <draw:polygon draw:style-name="gr198" draw:text-style-name="P14" draw:layer="layout" svg:width="0.172cm" svg:height="0.262cm" svg:x="18.593cm" svg:y="11.853cm" svg:viewBox="0 0 173 263" draw:points="0,175 0,0 173,88 173,263">
              <text:p/>
            </draw:polygon>
            <draw:polygon draw:style-name="gr199" draw:text-style-name="P14" draw:layer="layout" svg:width="0.172cm" svg:height="0.262cm" svg:x="18.247cm" svg:y="11.678cm" svg:viewBox="0 0 173 263" draw:points="0,175 0,0 173,88 173,263">
              <text:p/>
            </draw:polygon>
            <draw:polygon draw:style-name="gr200" draw:text-style-name="P11" draw:layer="layout" svg:width="0.519cm" svg:height="0.614cm" svg:x="18.593cm" svg:y="13.169cm" svg:viewBox="0 0 520 615" draw:points="0,351 0,0 520,263 520,615">
              <text:p/>
            </draw:polygon>
            <draw:polygon draw:style-name="gr201" draw:text-style-name="P14" draw:layer="layout" svg:width="0.172cm" svg:height="0.262cm" svg:x="18.94cm" svg:y="13.433cm" svg:viewBox="0 0 173 263" draw:points="0,175 0,0 173,88 173,263">
              <text:p/>
            </draw:polygon>
            <draw:polygon draw:style-name="gr202" draw:text-style-name="P11" draw:layer="layout" svg:width="0.519cm" svg:height="0.614cm" svg:x="18.247cm" svg:y="12.994cm" svg:viewBox="0 0 520 615" draw:points="0,351 0,0 520,263 520,615">
              <text:p/>
            </draw:polygon>
            <draw:polygon draw:style-name="gr203" draw:text-style-name="P14" draw:layer="layout" svg:width="0.172cm" svg:height="0.262cm" svg:x="18.593cm" svg:y="13.257cm" svg:viewBox="0 0 173 263" draw:points="0,175 0,0 173,88 173,263">
              <text:p/>
            </draw:polygon>
            <draw:polygon draw:style-name="gr204" draw:text-style-name="P16" draw:layer="layout" svg:width="1.212cm" svg:height="2.72cm" svg:x="18.42cm" svg:y="11.063cm" svg:viewBox="0 0 1213 2721" draw:points="693,2369 347,2546 347,2194 0,2369 0,1316 347,1141 347,790 693,615 693,263 1213,0 1213,2457 693,2721">
              <text:p/>
            </draw:polygon>
            <draw:polygon draw:style-name="gr205" draw:text-style-name="P11" draw:layer="layout" svg:width="0.519cm" svg:height="1.315cm" svg:x="17.9cm" svg:y="12.116cm" svg:viewBox="0 0 520 1316" draw:points="0,1053 0,0 520,263 520,1316">
              <text:p/>
            </draw:polygon>
            <draw:polygon draw:style-name="gr206" draw:text-style-name="P17" draw:layer="layout" svg:width="0.172cm" svg:height="0.789cm" svg:x="18.073cm" svg:y="12.38cm" svg:viewBox="0 0 173 790" draw:points="0,702 0,0 173,88 173,790">
              <text:p/>
            </draw:polygon>
            <draw:polygon draw:style-name="gr207" draw:text-style-name="P5" draw:layer="layout" svg:width="1.731cm" svg:height="2.983cm" svg:x="17.9cm" svg:y="10.8cm" svg:viewBox="0 0 1732 2984" draw:points="0,2369 0,1316 347,1141 347,790 693,615 693,263 1213,0 1732,263 1732,2721 1213,2984">
              <text:p/>
            </draw:polygon>
          </draw:g>
        </draw:g>
        <draw:frame draw:style-name="gr189" draw:text-style-name="P29" draw:layer="layout" svg:width="3.3cm" svg:height="2.384cm" svg:x="16.3cm" svg:y="12cm">
          <draw:text-box>
            <text:p>(2)</text:p>
            <text:p>25A</text:p>
            <text:p>Breaker</text:p>
          </draw:text-box>
        </draw:frame>
        <draw:line draw:style-name="gr208" draw:text-style-name="P18" draw:layer="layout" svg:x1="19cm" svg:y1="14.8cm" svg:x2="19cm" svg:y2="13.7cm">
          <text:p/>
        </draw:line>
        <draw:line draw:style-name="gr112" draw:text-style-name="P18" draw:layer="layout" svg:x1="12.3cm" svg:y1="4cm" svg:x2="10.8cm" svg:y2="4cm">
          <text:p/>
        </draw:line>
        <draw:frame draw:style-name="gr189" draw:text-style-name="P29" draw:layer="layout" svg:width="3.3cm" svg:height="2.384cm" svg:x="9.3cm" svg:y="6.827cm">
          <draw:text-box>
            <text:p>(1)</text:p>
            <text:p>20A</text:p>
            <text:p>Breaker</text:p>
          </draw:text-box>
        </draw:frame>
        <draw:frame draw:style-name="gr209" draw:text-style-name="P29" draw:layer="layout" svg:width="3.3cm" svg:height="1.673cm" svg:x="1.2cm" svg:y="5.327cm">
          <draw:text-box>
            <text:p>Wifi</text:p>
            <text:p>Antenna</text:p>
          </draw:text-box>
        </draw:frame>
        <draw:frame draw:style-name="gr210" draw:text-style-name="P29" draw:layer="layout" svg:width="7.2cm" svg:height="3.095cm" svg:x="0.8cm" svg:y="0.805cm">
          <draw:text-box>
            <text:p>POWER SEQUENCE</text:p>
            <text:p>ON: 2,1,3,4</text:p>
            <text:p>OFF: 4,3,1,2</text:p>
          </draw:text-box>
        </draw:frame>
        <draw:line draw:style-name="gr112" draw:text-style-name="P18" draw:layer="layout" svg:x1="16cm" svg:y1="18.4cm" svg:x2="16cm" svg:y2="19.2cm">
          <text:p/>
        </draw:line>
        <draw:line draw:style-name="gr112" draw:text-style-name="P18" draw:layer="layout" svg:x1="19cm" svg:y1="18.4cm" svg:x2="16cm" svg:y2="18.4cm">
          <text:p/>
        </draw:line>
        <draw:line draw:style-name="gr112" draw:text-style-name="P18" draw:layer="layout" svg:x1="6.3cm" svg:y1="6.4cm" svg:x2="8.8cm" svg:y2="6.4cm">
          <text:p/>
        </draw:line>
        <draw:line draw:style-name="gr112" draw:text-style-name="P18" draw:layer="layout" svg:x1="7.3cm" svg:y1="10.2cm" svg:x2="7.3cm" svg:y2="15.2cm">
          <text:p/>
        </draw:line>
        <draw:line draw:style-name="gr112" draw:text-style-name="P18" draw:layer="layout" svg:x1="6cm" svg:y1="10.2cm" svg:x2="7.3cm" svg:y2="10.2cm">
          <text:p/>
        </draw:line>
        <draw:frame draw:style-name="gr186" draw:text-style-name="P29" draw:layer="layout" svg:width="1.805cm" svg:height="0.962cm" svg:x="15.1cm" svg:y="14.638cm">
          <draw:text-box>
            <text:p>B IN</text:p>
          </draw:text-box>
        </draw:frame>
        <draw:frame draw:style-name="gr186" draw:text-style-name="P29" draw:layer="layout" svg:width="1.205cm" svg:height="0.962cm" svg:x="4.1cm" svg:y="13.7cm">
          <draw:text-box>
            <text:p>L1</text:p>
          </draw:text-box>
        </draw:frame>
        <draw:frame draw:style-name="gr187" draw:text-style-name="P29" draw:layer="layout" svg:width="2.8cm" svg:height="1.084cm" svg:x="12.3cm" svg:y="16cm">
          <draw:text-box>
            <text:p>B OUT</text:p>
          </draw:text-box>
        </draw:frame>
        <draw:line draw:style-name="gr114" draw:text-style-name="P21" draw:layer="layout" svg:x1="15.9cm" svg:y1="16.8cm" svg:x2="12.3cm" svg:y2="16.8cm">
          <text:p/>
        </draw:line>
        <draw:line draw:style-name="gr114" draw:text-style-name="P18" draw:layer="layout" svg:x1="14.2cm" svg:y1="18.8cm" svg:x2="8.4cm" svg:y2="18.8cm">
          <text:p/>
        </draw:line>
        <draw:line draw:style-name="gr114" draw:text-style-name="P18" draw:layer="layout" svg:x1="8.4cm" svg:y1="12.8cm" svg:x2="6.4cm" svg:y2="12.8cm">
          <text:p/>
        </draw:line>
        <draw:line draw:style-name="gr114" draw:text-style-name="P18" draw:layer="layout" svg:x1="6.4cm" svg:y1="11.8cm" svg:x2="6.4cm" svg:y2="12.8cm">
          <text:p/>
        </draw:line>
        <draw:line draw:style-name="gr114" draw:text-style-name="P18" draw:layer="layout" svg:x1="6.1cm" svg:y1="11.8cm" svg:x2="6.4cm" svg:y2="11.8cm">
          <text:p/>
        </draw:line>
        <draw:frame draw:style-name="gr186" draw:text-style-name="P29" draw:layer="layout" svg:width="1.205cm" svg:height="0.962cm" svg:x="6.1cm" svg:y="12.7cm">
          <draw:text-box>
            <text:p>L2</text:p>
          </draw:text-box>
        </draw:frame>
        <draw:line draw:style-name="gr112" draw:text-style-name="P18" draw:layer="layout" svg:x1="15.5cm" svg:y1="22.8cm" svg:x2="16cm" svg:y2="22.8cm">
          <text:p/>
        </draw:line>
        <draw:line draw:style-name="gr112" draw:text-style-name="P18" draw:layer="layout" svg:x1="3.2cm" svg:y1="12.4cm" svg:x2="3.2cm" svg:y2="19.6cm">
          <text:p/>
        </draw:line>
        <draw:frame draw:style-name="gr211" draw:text-style-name="P29" draw:layer="layout" svg:width="1cm" svg:height="1cm" svg:x="18.8cm" svg:y="22.3cm">
          <draw:text-box>
            <text:p>+</text:p>
          </draw:text-box>
        </draw:frame>
        <draw:frame draw:style-name="gr211" draw:text-style-name="P29" draw:layer="layout" svg:width="1cm" svg:height="1cm" svg:x="18.8cm" svg:y="23.6cm">
          <draw:text-box>
            <text:p>-</text:p>
          </draw:text-box>
        </draw:frame>
        <draw:frame draw:style-name="gr211" draw:text-style-name="P29" draw:layer="layout" svg:width="1cm" svg:height="1cm" svg:x="14.8cm" svg:y="22.3cm">
          <draw:text-box>
            <text:p>+</text:p>
          </draw:text-box>
        </draw:frame>
        <draw:frame draw:style-name="gr209" draw:text-style-name="P29" draw:layer="layout" svg:width="3cm" svg:height="1.673cm" svg:x="1.5cm" svg:y="19.7cm">
          <draw:text-box>
            <text:p>TO DC OUT 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6T13:55:43.531267603</meta:creation-date>
    <dc:date>2021-10-04T06:44:13.650040259</dc:date>
    <meta:editing-duration>P6DT14H27M52S</meta:editing-duration>
    <meta:editing-cycles>23</meta:editing-cycles>
    <meta:generator>LibreOffice/6.4.7.2$Linux_X86_64 LibreOffice_project/40$Build-2</meta:generator>
    <meta:print-date>2021-08-12T19:25:20.594815281</meta:print-date>
    <meta:document-statistic meta:object-count="327"/>
  </office:meta>
</office:document-meta>
</file>